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100371d"/>
    </style:style>
    <style:style style:name="P17" style:family="paragraph" style:parent-style-name="Standard">
      <style:text-properties officeooo:rsid="000536db" officeooo:paragraph-rsid="00889fd3"/>
    </style:style>
    <style:style style:name="P18" style:family="paragraph" style:parent-style-name="Standard">
      <style:text-properties officeooo:rsid="000536db" officeooo:paragraph-rsid="0141e1bf"/>
    </style:style>
    <style:style style:name="P19" style:family="paragraph" style:parent-style-name="Standard">
      <style:text-properties officeooo:rsid="000536db" officeooo:paragraph-rsid="0159b926"/>
    </style:style>
    <style:style style:name="P20" style:family="paragraph" style:parent-style-name="Standard">
      <style:text-properties officeooo:rsid="000536db" officeooo:paragraph-rsid="015fd477"/>
    </style:style>
    <style:style style:name="P21" style:family="paragraph" style:parent-style-name="Standard">
      <style:text-properties officeooo:rsid="000536db" officeooo:paragraph-rsid="00dbff37"/>
    </style:style>
    <style:style style:name="P22" style:family="paragraph" style:parent-style-name="Standard">
      <style:text-properties officeooo:rsid="000536db" officeooo:paragraph-rsid="0178af3a"/>
    </style:style>
    <style:style style:name="P23" style:family="paragraph" style:parent-style-name="Standard">
      <style:text-properties officeooo:rsid="000536db" officeooo:paragraph-rsid="0179028f"/>
    </style:style>
    <style:style style:name="P24" style:family="paragraph" style:parent-style-name="Standard">
      <style:text-properties officeooo:rsid="000536db" officeooo:paragraph-rsid="017d0938"/>
    </style:style>
    <style:style style:name="P25" style:family="paragraph" style:parent-style-name="Standard">
      <style:text-properties officeooo:rsid="000536db" officeooo:paragraph-rsid="017ff0ca"/>
    </style:style>
    <style:style style:name="P26" style:family="paragraph" style:parent-style-name="Standard">
      <style:text-properties officeooo:rsid="000536db" officeooo:paragraph-rsid="019121ea"/>
    </style:style>
    <style:style style:name="P27" style:family="paragraph" style:parent-style-name="Standard">
      <style:text-properties officeooo:rsid="000536db" officeooo:paragraph-rsid="019f4cd4"/>
    </style:style>
    <style:style style:name="P28" style:family="paragraph" style:parent-style-name="Standard">
      <style:text-properties officeooo:rsid="000536db" officeooo:paragraph-rsid="019ffea8"/>
    </style:style>
    <style:style style:name="P29" style:family="paragraph" style:parent-style-name="Standard">
      <style:text-properties officeooo:rsid="000536db" officeooo:paragraph-rsid="00d8b48b"/>
    </style:style>
    <style:style style:name="P30" style:family="paragraph" style:parent-style-name="Standard">
      <style:text-properties officeooo:rsid="000536db" officeooo:paragraph-rsid="01b65cba"/>
    </style:style>
    <style:style style:name="P31" style:family="paragraph" style:parent-style-name="Standard">
      <style:text-properties officeooo:rsid="000536db" officeooo:paragraph-rsid="01d24540"/>
    </style:style>
    <style:style style:name="P32" style:family="paragraph" style:parent-style-name="Standard">
      <style:text-properties officeooo:rsid="000536db" officeooo:paragraph-rsid="01de76c7"/>
    </style:style>
    <style:style style:name="P33" style:family="paragraph" style:parent-style-name="Standard">
      <style:text-properties officeooo:rsid="000536db" officeooo:paragraph-rsid="021d7463"/>
    </style:style>
    <style:style style:name="P34" style:family="paragraph" style:parent-style-name="Standard">
      <style:text-properties officeooo:rsid="000536db" officeooo:paragraph-rsid="00624301"/>
    </style:style>
    <style:style style:name="P35" style:family="paragraph" style:parent-style-name="Standard">
      <style:text-properties officeooo:rsid="000536db" officeooo:paragraph-rsid="021f9cc3"/>
    </style:style>
    <style:style style:name="P36" style:family="paragraph" style:parent-style-name="Standard">
      <style:text-properties officeooo:rsid="000536db" officeooo:paragraph-rsid="022648a2"/>
    </style:style>
    <style:style style:name="P37" style:family="paragraph" style:parent-style-name="Standard">
      <style:text-properties officeooo:rsid="000536db" officeooo:paragraph-rsid="022736cb"/>
    </style:style>
    <style:style style:name="P38" style:family="paragraph" style:parent-style-name="Standard">
      <style:text-properties officeooo:rsid="000536db" officeooo:paragraph-rsid="0258d229"/>
    </style:style>
    <style:style style:name="P39" style:family="paragraph" style:parent-style-name="Standard">
      <style:text-properties officeooo:rsid="000536db" officeooo:paragraph-rsid="025e02e0"/>
    </style:style>
    <style:style style:name="P40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41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42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43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44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45" style:family="paragraph" style:parent-style-name="Standard">
      <style:paragraph-properties fo:text-align="center" style:justify-single-word="false"/>
      <style:text-properties officeooo:rsid="000536db" officeooo:paragraph-rsid="0276c8f6"/>
    </style:style>
    <style:style style:name="P46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47" style:family="paragraph" style:parent-style-name="Standard">
      <style:text-properties officeooo:rsid="000536db" officeooo:paragraph-rsid="02715991"/>
    </style:style>
    <style:style style:name="P48" style:family="paragraph" style:parent-style-name="Standard">
      <style:text-properties officeooo:rsid="000536db" officeooo:paragraph-rsid="028559b3"/>
    </style:style>
    <style:style style:name="P49" style:family="paragraph" style:parent-style-name="Standard">
      <style:text-properties officeooo:rsid="000536db" officeooo:paragraph-rsid="02b38a8d"/>
    </style:style>
    <style:style style:name="P50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51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53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54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276c8f6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0536db" officeooo:paragraph-rsid="027848e7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174e992" officeooo:paragraph-rsid="0175b67f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173fa73" officeooo:paragraph-rsid="0173fa73" style:font-weight-asian="normal" style:font-weight-complex="normal"/>
    </style:style>
    <style:style style:name="P84" style:family="paragraph" style:parent-style-name="Standard">
      <style:text-properties style:use-window-font-color="true" fo:font-weight="normal" officeooo:rsid="029d0d23" officeooo:paragraph-rsid="029e603b" style:font-weight-asian="normal" style:font-weight-complex="normal"/>
    </style:style>
    <style:style style:name="P85" style:family="paragraph" style:parent-style-name="Standard">
      <style:text-properties style:use-window-font-color="true" officeooo:rsid="000536db" officeooo:paragraph-rsid="002487bd"/>
    </style:style>
    <style:style style:name="P86" style:family="paragraph" style:parent-style-name="Standard">
      <style:text-properties style:use-window-font-color="true" officeooo:rsid="000536db" officeooo:paragraph-rsid="0112d127"/>
    </style:style>
    <style:style style:name="P87" style:family="paragraph" style:parent-style-name="Standard">
      <style:text-properties style:use-window-font-color="true" officeooo:rsid="000536db" officeooo:paragraph-rsid="01de76c7"/>
    </style:style>
    <style:style style:name="P88" style:family="paragraph" style:parent-style-name="Standard">
      <style:text-properties style:use-window-font-color="true" officeooo:rsid="000536db" officeooo:paragraph-rsid="021e5aa0"/>
    </style:style>
    <style:style style:name="P89" style:family="paragraph" style:parent-style-name="Standard">
      <style:text-properties style:use-window-font-color="true" officeooo:rsid="000536db" officeooo:paragraph-rsid="025e02e0"/>
    </style:style>
    <style:style style:name="P90" style:family="paragraph" style:parent-style-name="Standard">
      <style:paragraph-properties fo:text-align="center" style:justify-single-word="false"/>
      <style:text-properties style:use-window-font-color="true" officeooo:rsid="000536db" officeooo:paragraph-rsid="028ab8bf"/>
    </style:style>
    <style:style style:name="P91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92" style:family="paragraph" style:parent-style-name="Standard">
      <style:text-properties style:use-window-font-color="true" officeooo:rsid="000536db" officeooo:paragraph-rsid="0037b975"/>
    </style:style>
    <style:style style:name="P93" style:family="paragraph" style:parent-style-name="Standard">
      <style:text-properties style:use-window-font-color="true" officeooo:rsid="000536db" officeooo:paragraph-rsid="028ab8bf"/>
    </style:style>
    <style:style style:name="P94" style:family="paragraph" style:parent-style-name="Standard">
      <style:text-properties style:use-window-font-color="true" officeooo:rsid="00133c4f" officeooo:paragraph-rsid="0065c672"/>
    </style:style>
    <style:style style:name="P95" style:family="paragraph" style:parent-style-name="Standard">
      <style:text-properties style:use-window-font-color="true" officeooo:rsid="00133c4f" officeooo:paragraph-rsid="0037b975"/>
    </style:style>
    <style:style style:name="P96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97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13ddadf" fo:background-color="#f58220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105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106" style:family="paragraph" style:parent-style-name="Standard">
      <style:text-properties style:use-window-font-color="true" officeooo:rsid="01f91a29" officeooo:paragraph-rsid="01fac9c5"/>
    </style:style>
    <style:style style:name="P107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108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109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110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111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12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13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14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15" style:family="paragraph" style:parent-style-name="Standard">
      <style:text-properties officeooo:rsid="001f8a8e" officeooo:paragraph-rsid="01cba22c"/>
    </style:style>
    <style:style style:name="P116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17" style:family="paragraph" style:parent-style-name="Standard">
      <style:text-properties fo:color="#ce181e" fo:font-weight="normal" officeooo:rsid="00133c4f" officeooo:paragraph-rsid="0296d580" style:font-weight-asian="normal" style:font-weight-complex="normal"/>
    </style:style>
    <style:style style:name="P118" style:family="paragraph" style:parent-style-name="Standard">
      <style:text-properties fo:color="#ce181e" fo:font-weight="normal" officeooo:rsid="00133c4f" officeooo:paragraph-rsid="00523d4c" style:font-weight-asian="normal" style:font-weight-complex="normal"/>
    </style:style>
    <style:style style:name="P119" style:family="paragraph" style:parent-style-name="Standard">
      <style:text-properties fo:color="#ce181e" officeooo:rsid="000536db" officeooo:paragraph-rsid="0296d580"/>
    </style:style>
    <style:style style:name="P120" style:family="paragraph" style:parent-style-name="Standard">
      <style:text-properties officeooo:paragraph-rsid="000536db"/>
    </style:style>
    <style:style style:name="P121" style:family="paragraph" style:parent-style-name="Standard">
      <style:text-properties officeooo:rsid="01985152" officeooo:paragraph-rsid="01985152"/>
    </style:style>
    <style:style style:name="P122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ffffff" fo:font-size="18pt" fo:font-style="normal" fo:font-weight="bold" officeooo:rsid="000f11f2" officeooo:paragraph-rsid="027c5820" fo:background-color="#00a65d" style:font-size-asian="18pt" style:font-style-asian="normal" style:font-weight-asian="bold" style:font-size-complex="18pt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28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29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30" style:family="paragraph" style:parent-style-name="Standard">
      <style:text-properties fo:color="#ed1c24" officeooo:rsid="000536db" officeooo:paragraph-rsid="00f45305"/>
    </style:style>
    <style:style style:name="P131" style:family="paragraph" style:parent-style-name="Standard">
      <style:text-properties fo:color="#ed1c24" officeooo:rsid="000536db" officeooo:paragraph-rsid="003f415d"/>
    </style:style>
    <style:style style:name="P132" style:family="paragraph" style:parent-style-name="Standard">
      <style:text-properties fo:color="#ed1c24" officeooo:rsid="000536db" officeooo:paragraph-rsid="000536db"/>
    </style:style>
    <style:style style:name="P133" style:family="paragraph" style:parent-style-name="Standard">
      <style:text-properties fo:color="#ed1c24" officeooo:rsid="000536db" officeooo:paragraph-rsid="00b59175"/>
    </style:style>
    <style:style style:name="P134" style:family="paragraph" style:parent-style-name="Standard">
      <style:text-properties fo:color="#ed1c24" officeooo:rsid="000536db" officeooo:paragraph-rsid="0159b926"/>
    </style:style>
    <style:style style:name="P135" style:family="paragraph" style:parent-style-name="Standard">
      <style:text-properties fo:color="#ed1c24" officeooo:rsid="000536db" officeooo:paragraph-rsid="015d0391"/>
    </style:style>
    <style:style style:name="P136" style:family="paragraph" style:parent-style-name="Standard">
      <style:text-properties fo:color="#ed1c24" officeooo:rsid="000536db" officeooo:paragraph-rsid="01bc0a99"/>
    </style:style>
    <style:style style:name="P137" style:family="paragraph" style:parent-style-name="Standard">
      <style:text-properties fo:color="#ed1c24" officeooo:rsid="000536db" officeooo:paragraph-rsid="0059bb50"/>
    </style:style>
    <style:style style:name="P138" style:family="paragraph" style:parent-style-name="Standard">
      <style:text-properties fo:color="#ed1c24" officeooo:rsid="000536db" officeooo:paragraph-rsid="01cccf8c"/>
    </style:style>
    <style:style style:name="P139" style:family="paragraph" style:parent-style-name="Standard">
      <style:text-properties fo:color="#ed1c24" officeooo:rsid="000536db" officeooo:paragraph-rsid="01d24540"/>
    </style:style>
    <style:style style:name="P140" style:family="paragraph" style:parent-style-name="Standard">
      <style:text-properties fo:color="#ed1c24" officeooo:rsid="000536db" officeooo:paragraph-rsid="01d46abe"/>
    </style:style>
    <style:style style:name="P141" style:family="paragraph" style:parent-style-name="Standard">
      <style:text-properties fo:color="#ed1c24" officeooo:rsid="000536db" officeooo:paragraph-rsid="01ec432f"/>
    </style:style>
    <style:style style:name="P142" style:family="paragraph" style:parent-style-name="Standard">
      <style:text-properties fo:color="#ed1c24" officeooo:rsid="000536db" officeooo:paragraph-rsid="021d7463"/>
    </style:style>
    <style:style style:name="P143" style:family="paragraph" style:parent-style-name="Standard">
      <style:text-properties fo:color="#ed1c24" officeooo:rsid="000536db" officeooo:paragraph-rsid="021e5aa0"/>
    </style:style>
    <style:style style:name="P144" style:family="paragraph" style:parent-style-name="Standard">
      <style:text-properties fo:color="#ed1c24" officeooo:rsid="000536db" officeooo:paragraph-rsid="0245762b"/>
    </style:style>
    <style:style style:name="P145" style:family="paragraph" style:parent-style-name="Standard">
      <style:text-properties fo:color="#ed1c24" officeooo:rsid="000536db" officeooo:paragraph-rsid="0250bbfe"/>
    </style:style>
    <style:style style:name="P146" style:family="paragraph" style:parent-style-name="Standard">
      <style:text-properties fo:color="#ed1c24" officeooo:rsid="000536db" officeooo:paragraph-rsid="025524fe"/>
    </style:style>
    <style:style style:name="P147" style:family="paragraph" style:parent-style-name="Standard">
      <style:text-properties fo:color="#ed1c24" officeooo:rsid="000536db" officeooo:paragraph-rsid="0256eebe"/>
    </style:style>
    <style:style style:name="P148" style:family="paragraph" style:parent-style-name="Standard">
      <style:text-properties fo:color="#ed1c24" officeooo:rsid="000536db" officeooo:paragraph-rsid="027f49e2"/>
    </style:style>
    <style:style style:name="P149" style:family="paragraph" style:parent-style-name="Standard">
      <style:text-properties fo:color="#ed1c24" officeooo:rsid="000536db" officeooo:paragraph-rsid="01d35db2" fo:background-color="#72bf44"/>
    </style:style>
    <style:style style:name="P150" style:family="paragraph" style:parent-style-name="Standard">
      <style:text-properties fo:color="#ed1c24" officeooo:rsid="0153fc8f" officeooo:paragraph-rsid="01cccf8c"/>
    </style:style>
    <style:style style:name="P151" style:family="paragraph" style:parent-style-name="Standard">
      <style:text-properties fo:color="#999999" officeooo:rsid="000536db" officeooo:paragraph-rsid="01de76c7"/>
    </style:style>
    <style:style style:name="P152" style:family="paragraph" style:parent-style-name="Standard">
      <style:text-properties fo:color="#999999" officeooo:rsid="000536db" officeooo:paragraph-rsid="01fac9c5"/>
    </style:style>
    <style:style style:name="P153" style:family="paragraph" style:parent-style-name="Standard">
      <style:text-properties fo:color="#999999" officeooo:rsid="01f91a29" officeooo:paragraph-rsid="01fac9c5"/>
    </style:style>
    <style:style style:name="P154" style:family="paragraph" style:parent-style-name="Standard">
      <style:text-properties officeooo:paragraph-rsid="01ee622a"/>
    </style:style>
    <style:style style:name="P155" style:family="paragraph" style:parent-style-name="Standard">
      <style:text-properties officeooo:paragraph-rsid="01f612c7"/>
    </style:style>
    <style:style style:name="P156" style:family="paragraph" style:parent-style-name="Standard">
      <style:text-properties officeooo:paragraph-rsid="01f77172"/>
    </style:style>
    <style:style style:name="P157" style:family="paragraph" style:parent-style-name="Standard">
      <style:text-properties officeooo:paragraph-rsid="02300cdd"/>
    </style:style>
    <style:style style:name="P158" style:family="paragraph" style:parent-style-name="Standard">
      <style:text-properties officeooo:paragraph-rsid="024c8311"/>
    </style:style>
    <style:style style:name="P159" style:family="paragraph" style:parent-style-name="Standard">
      <style:text-properties officeooo:paragraph-rsid="023c17d9"/>
    </style:style>
    <style:style style:name="P160" style:family="paragraph" style:parent-style-name="Standard">
      <style:text-properties officeooo:rsid="00133c4f" officeooo:paragraph-rsid="00e8d70d"/>
    </style:style>
    <style:style style:name="P161" style:family="paragraph" style:parent-style-name="Standard">
      <style:text-properties officeooo:rsid="00133c4f" officeooo:paragraph-rsid="0291758b"/>
    </style:style>
    <style:style style:name="P162" style:family="paragraph" style:parent-style-name="Standard">
      <style:text-properties officeooo:rsid="00133c4f" officeooo:paragraph-rsid="0296d580"/>
    </style:style>
    <style:style style:name="P163" style:family="paragraph" style:parent-style-name="Standard">
      <style:paragraph-properties fo:text-align="center" style:justify-single-word="false"/>
      <style:text-properties officeooo:paragraph-rsid="00e8d70d"/>
    </style:style>
    <style:style style:name="P164" style:family="paragraph" style:parent-style-name="Standard">
      <style:text-properties fo:color="#cccccc" officeooo:rsid="000536db" officeooo:paragraph-rsid="027234e0"/>
    </style:style>
    <style:style style:name="P165" style:family="paragraph" style:parent-style-name="Standard">
      <style:text-properties officeooo:rsid="000536db" officeooo:paragraph-rsid="028559b3" fo:background-color="#ffe5ca"/>
    </style:style>
    <style:style style:name="P166" style:family="paragraph" style:parent-style-name="Standard">
      <style:text-properties officeooo:rsid="027c5820" officeooo:paragraph-rsid="027c5820"/>
    </style:style>
    <style:style style:name="P167" style:family="paragraph" style:parent-style-name="Standard">
      <style:text-properties fo:font-style="normal" officeooo:rsid="01b3b8c1" officeooo:paragraph-rsid="01cccf8c" style:font-style-asian="normal" style:font-style-complex="normal"/>
    </style:style>
    <style:style style:name="P168" style:family="paragraph" style:parent-style-name="Standard">
      <style:text-properties fo:font-style="normal" officeooo:rsid="0189c0f4" officeooo:paragraph-rsid="019121ea" style:font-style-asian="normal" style:font-style-complex="normal"/>
    </style:style>
    <style:style style:name="P169" style:family="paragraph" style:parent-style-name="Standard">
      <style:text-properties fo:font-style="normal" officeooo:rsid="019ffea8" officeooo:paragraph-rsid="019ffea8" style:font-style-asian="normal" style:font-style-complex="normal"/>
    </style:style>
    <style:style style:name="P170" style:family="paragraph" style:parent-style-name="Standard" style:list-style-name="L1">
      <style:text-properties style:use-window-font-color="true" style:text-underline-style="solid" style:text-underline-width="auto" style:text-underline-color="font-color" fo:font-weight="normal" officeooo:rsid="00133c4f" officeooo:paragraph-rsid="025e02e0" fo:background-color="#72bf44" style:font-weight-asian="normal" style:font-weight-complex="normal"/>
    </style:style>
    <style:style style:name="P171" style:family="paragraph" style:parent-style-name="Standard" style:list-style-name="L28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2" style:family="paragraph" style:parent-style-name="Standard" style:list-style-name="L43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3" style:family="paragraph" style:parent-style-name="Standard" style:list-style-name="L4">
      <style:text-properties style:use-window-font-color="true" fo:font-weight="normal" officeooo:rsid="004cb826" officeooo:paragraph-rsid="01ca6d3e" style:font-weight-asian="normal" style:font-weight-complex="normal"/>
    </style:style>
    <style:style style:name="P174" style:family="paragraph" style:parent-style-name="Standard" style:list-style-name="L4">
      <style:text-properties style:use-window-font-color="true" fo:font-weight="normal" officeooo:rsid="00f45305" officeooo:paragraph-rsid="01ca6d3e" style:font-weight-asian="normal" style:font-weight-complex="normal"/>
    </style:style>
    <style:style style:name="P175" style:family="paragraph" style:parent-style-name="Standard" style:list-style-name="L4">
      <style:text-properties style:use-window-font-color="true" fo:font-weight="normal" officeooo:rsid="01527cec" officeooo:paragraph-rsid="01ca6d3e" style:font-weight-asian="normal" style:font-weight-complex="normal"/>
    </style:style>
    <style:style style:name="P176" style:family="paragraph" style:parent-style-name="Standard" style:list-style-name="L4">
      <style:text-properties style:use-window-font-color="true" fo:font-weight="normal" officeooo:rsid="01b3b07e" officeooo:paragraph-rsid="01ca6d3e" style:font-weight-asian="normal" style:font-weight-complex="normal"/>
    </style:style>
    <style:style style:name="P177" style:family="paragraph" style:parent-style-name="Standard" style:list-style-name="L36">
      <style:text-properties style:use-window-font-color="true" fo:font-weight="normal" officeooo:rsid="0065c672" officeooo:paragraph-rsid="029e603b" style:font-weight-asian="normal" style:font-weight-complex="normal"/>
    </style:style>
    <style:style style:name="P178" style:family="paragraph" style:parent-style-name="Standard" style:list-style-name="L37">
      <style:text-properties style:use-window-font-color="true" fo:font-weight="normal" officeooo:rsid="0067a61e" officeooo:paragraph-rsid="0065c672" style:font-weight-asian="normal" style:font-weight-complex="normal"/>
    </style:style>
    <style:style style:name="P179" style:family="paragraph" style:parent-style-name="Standard" style:list-style-name="L38">
      <style:text-properties style:use-window-font-color="true" fo:font-weight="normal" officeooo:rsid="0092d0eb" officeooo:paragraph-rsid="0092d0eb" style:font-weight-asian="normal" style:font-weight-complex="normal"/>
    </style:style>
    <style:style style:name="P180" style:family="paragraph" style:parent-style-name="Standard" style:list-style-name="L38">
      <style:text-properties style:use-window-font-color="true" fo:font-weight="normal" officeooo:rsid="0243e496" officeooo:paragraph-rsid="0243e496" style:font-weight-asian="normal" style:font-weight-complex="normal"/>
    </style:style>
    <style:style style:name="P181" style:family="paragraph" style:parent-style-name="Standard" style:list-style-name="L40">
      <style:text-properties style:use-window-font-color="true" fo:font-weight="normal" officeooo:rsid="00519e97" officeooo:paragraph-rsid="00523d4c" style:font-weight-asian="normal" style:font-weight-complex="normal"/>
    </style:style>
    <style:style style:name="P182" style:family="paragraph" style:parent-style-name="Standard" style:list-style-name="L40">
      <style:text-properties style:use-window-font-color="true" fo:font-weight="normal" officeooo:rsid="000536db" officeooo:paragraph-rsid="010b1019" style:font-weight-asian="normal" style:font-weight-complex="normal"/>
    </style:style>
    <style:style style:name="P183" style:family="paragraph" style:parent-style-name="Standard" style:list-style-name="L5">
      <style:text-properties style:use-window-font-color="true" fo:font-style="normal" officeooo:rsid="01fca68f" officeooo:paragraph-rsid="01fca68f" style:font-style-asian="normal" style:font-style-complex="normal"/>
    </style:style>
    <style:style style:name="P184" style:family="paragraph" style:parent-style-name="Standard" style:list-style-name="L14">
      <style:text-properties style:use-window-font-color="true" fo:font-style="normal" style:text-underline-style="solid" style:text-underline-width="auto" style:text-underline-color="font-color" fo:font-weight="normal" officeooo:rsid="00133c4f" officeooo:paragraph-rsid="025e02e0" style:font-style-asian="normal" style:font-weight-asian="normal" style:font-style-complex="normal" style:font-weight-complex="normal"/>
    </style:style>
    <style:style style:name="P185" style:family="paragraph" style:parent-style-name="Standard" style:list-style-name="L8">
      <style:text-properties style:use-window-font-color="true" officeooo:rsid="001f8a8e" officeooo:paragraph-rsid="01cb7511"/>
    </style:style>
    <style:style style:name="P186" style:family="paragraph" style:parent-style-name="Standard" style:list-style-name="L8">
      <style:text-properties style:use-window-font-color="true" officeooo:rsid="0214a12c" officeooo:paragraph-rsid="0214a12c"/>
    </style:style>
    <style:style style:name="P187" style:family="paragraph" style:parent-style-name="Standard" style:list-style-name="L25">
      <style:text-properties style:use-window-font-color="true" officeooo:rsid="0231f51f" officeooo:paragraph-rsid="0231f51f"/>
    </style:style>
    <style:style style:name="P188" style:family="paragraph" style:parent-style-name="Standard" style:list-style-name="L29">
      <style:text-properties style:use-window-font-color="true" officeooo:rsid="00133c4f" officeooo:paragraph-rsid="01148d34"/>
    </style:style>
    <style:style style:name="P189" style:family="paragraph" style:parent-style-name="Standard">
      <style:text-properties style:use-window-font-color="true" officeooo:rsid="01f91a29" officeooo:paragraph-rsid="01fac9c5"/>
    </style:style>
    <style:style style:name="P190" style:family="paragraph" style:parent-style-name="Standard" style:list-style-name="L1">
      <style:text-properties officeooo:rsid="02477511" officeooo:paragraph-rsid="02477511"/>
    </style:style>
    <style:style style:name="P191" style:family="paragraph" style:parent-style-name="Standard" style:list-style-name="L1">
      <style:text-properties officeooo:rsid="024928d3" officeooo:paragraph-rsid="024928d3"/>
    </style:style>
    <style:style style:name="P192" style:family="paragraph" style:parent-style-name="Standard" style:list-style-name="L1">
      <style:text-properties officeooo:rsid="02610c91" officeooo:paragraph-rsid="02610c91"/>
    </style:style>
    <style:style style:name="P193" style:family="paragraph" style:parent-style-name="Standard" style:list-style-name="L2">
      <style:text-properties fo:color="#ed1c24" officeooo:rsid="025e02e0" officeooo:paragraph-rsid="025e02e0"/>
    </style:style>
    <style:style style:name="P194" style:family="paragraph" style:parent-style-name="Standard" style:list-style-name="L2">
      <style:text-properties fo:color="#ed1c24" officeooo:rsid="025e02e0" officeooo:paragraph-rsid="025e04aa"/>
    </style:style>
    <style:style style:name="P195" style:family="paragraph" style:parent-style-name="Standard" style:list-style-name="L2">
      <style:text-properties fo:color="#ed1c24" officeooo:rsid="02610c91" officeooo:paragraph-rsid="02610c91"/>
    </style:style>
    <style:style style:name="P196" style:family="paragraph" style:parent-style-name="Standard" style:list-style-name="L3">
      <style:text-properties fo:color="#ed1c24" officeooo:rsid="005fb051" officeooo:paragraph-rsid="01ca6d3e"/>
    </style:style>
    <style:style style:name="P197" style:family="paragraph" style:parent-style-name="Standard" style:list-style-name="L5">
      <style:text-properties fo:color="#ed1c24" fo:font-style="normal" officeooo:rsid="00d8b48b" officeooo:paragraph-rsid="01cccf8c" style:font-style-asian="normal" style:font-style-complex="normal"/>
    </style:style>
    <style:style style:name="P198" style:family="paragraph" style:parent-style-name="Standard" style:list-style-name="L6">
      <style:text-properties fo:color="#ed1c24" fo:font-style="normal" officeooo:rsid="012516fc" officeooo:paragraph-rsid="01d24540" style:font-style-asian="normal" style:font-style-complex="normal"/>
    </style:style>
    <style:style style:name="P199" style:family="paragraph" style:parent-style-name="Standard" style:list-style-name="L6">
      <style:text-properties fo:color="#ed1c24" officeooo:rsid="012516fc" officeooo:paragraph-rsid="01d24540"/>
    </style:style>
    <style:style style:name="P200" style:family="paragraph" style:parent-style-name="Standard" style:list-style-name="L7">
      <style:text-properties fo:color="#ed1c24" officeooo:rsid="0009ba99" officeooo:paragraph-rsid="01cccf8c"/>
    </style:style>
    <style:style style:name="P201" style:family="paragraph" style:parent-style-name="Standard" style:list-style-name="L8">
      <style:text-properties fo:color="#ed1c24" officeooo:rsid="001f8a8e" officeooo:paragraph-rsid="01cb7511"/>
    </style:style>
    <style:style style:name="P202" style:family="paragraph" style:parent-style-name="Standard" style:list-style-name="L25">
      <style:text-properties fo:color="#ed1c24" officeooo:rsid="001f8a8e" officeooo:paragraph-rsid="0231f51f"/>
    </style:style>
    <style:style style:name="P203" style:family="paragraph" style:parent-style-name="Standard" style:list-style-name="L13">
      <style:text-properties fo:color="#ed1c24" officeooo:paragraph-rsid="00da0674"/>
    </style:style>
    <style:style style:name="P204" style:family="paragraph" style:parent-style-name="Standard" style:list-style-name="L13">
      <style:text-properties fo:color="#ed1c24" officeooo:rsid="01db38c4" officeooo:paragraph-rsid="01db38c4"/>
    </style:style>
    <style:style style:name="P205" style:family="paragraph" style:parent-style-name="Standard" style:list-style-name="L19">
      <style:text-properties fo:color="#ed1c24" officeooo:paragraph-rsid="01babc96"/>
    </style:style>
    <style:style style:name="P206" style:family="paragraph" style:parent-style-name="Standard" style:list-style-name="L21">
      <style:text-properties fo:color="#ed1c24" officeooo:rsid="0158c710" officeooo:paragraph-rsid="0158c710"/>
    </style:style>
    <style:style style:name="P207" style:family="paragraph" style:parent-style-name="Standard" style:list-style-name="L21">
      <style:text-properties fo:color="#ed1c24" officeooo:paragraph-rsid="0158c710"/>
    </style:style>
    <style:style style:name="P208" style:family="paragraph" style:parent-style-name="Standard" style:list-style-name="L21">
      <style:text-properties fo:color="#ed1c24" officeooo:rsid="026cc093" officeooo:paragraph-rsid="026cc093"/>
    </style:style>
    <style:style style:name="P209" style:family="paragraph" style:parent-style-name="Standard" style:list-style-name="L22">
      <style:text-properties fo:color="#ed1c24" officeooo:rsid="01633c04" officeooo:paragraph-rsid="01633c04"/>
    </style:style>
    <style:style style:name="P210" style:family="paragraph" style:parent-style-name="Standard" style:list-style-name="L23">
      <style:text-properties fo:color="#ed1c24" officeooo:rsid="015d0391" officeooo:paragraph-rsid="025524fe"/>
    </style:style>
    <style:style style:name="P211" style:family="paragraph" style:parent-style-name="Standard" style:list-style-name="L24">
      <style:text-properties fo:color="#ed1c24" officeooo:rsid="0165640e" officeooo:paragraph-rsid="0256eebe"/>
    </style:style>
    <style:style style:name="P212" style:family="paragraph" style:parent-style-name="Standard" style:list-style-name="L24">
      <style:text-properties fo:color="#ed1c24" officeooo:rsid="0183deac" officeooo:paragraph-rsid="0256eebe"/>
    </style:style>
    <style:style style:name="P213" style:family="paragraph" style:parent-style-name="Standard" style:list-style-name="L32">
      <style:text-properties fo:color="#ed1c24" officeooo:rsid="0163ba56" officeooo:paragraph-rsid="000b9a28" fo:background-color="#ffdaa2"/>
    </style:style>
    <style:style style:name="P214" style:family="paragraph" style:parent-style-name="Standard" style:list-style-name="L4">
      <style:text-properties officeooo:rsid="005fb051" officeooo:paragraph-rsid="01ca6d3e"/>
    </style:style>
    <style:style style:name="P215" style:family="paragraph" style:parent-style-name="Standard" style:list-style-name="L5">
      <style:text-properties officeooo:rsid="01b3b8c1" officeooo:paragraph-rsid="01cccf8c"/>
    </style:style>
    <style:style style:name="P216" style:family="paragraph" style:parent-style-name="Standard" style:list-style-name="L5">
      <style:text-properties fo:font-style="normal" officeooo:rsid="01b3b8c1" officeooo:paragraph-rsid="01cccf8c" style:font-style-asian="normal" style:font-style-complex="normal"/>
    </style:style>
    <style:style style:name="P217" style:family="paragraph" style:parent-style-name="Standard" style:list-style-name="L15">
      <style:text-properties fo:font-style="normal" officeooo:rsid="017ac217" officeooo:paragraph-rsid="017ac217" style:font-style-asian="normal" style:font-style-complex="normal"/>
    </style:style>
    <style:style style:name="P218" style:family="paragraph" style:parent-style-name="Standard" style:list-style-name="L30">
      <style:text-properties fo:font-style="normal" officeooo:rsid="019ffea8" officeooo:paragraph-rsid="019ffea8" style:font-style-asian="normal" style:font-style-complex="normal"/>
    </style:style>
    <style:style style:name="P219" style:family="paragraph" style:parent-style-name="Standard" style:list-style-name="L31">
      <style:text-properties fo:font-style="normal" fo:font-weight="normal" officeooo:rsid="01e5aea0" officeooo:paragraph-rsid="02715991" style:font-style-asian="normal" style:font-weight-asian="normal" style:font-style-complex="normal" style:font-weight-complex="normal"/>
    </style:style>
    <style:style style:name="P220" style:family="paragraph" style:parent-style-name="Standard" style:list-style-name="L31">
      <style:text-properties fo:font-style="normal" fo:font-weight="normal" officeooo:rsid="01e5aea0" officeooo:paragraph-rsid="01e5aea0" style:font-style-asian="normal" style:font-weight-asian="normal" style:font-style-complex="normal" style:font-weight-complex="normal"/>
    </style:style>
    <style:style style:name="P221" style:family="paragraph" style:parent-style-name="Standard" style:list-style-name="L5">
      <style:text-properties officeooo:rsid="02036f9f" officeooo:paragraph-rsid="02041f0e"/>
    </style:style>
    <style:style style:name="P222" style:family="paragraph" style:parent-style-name="Standard" style:list-style-name="L5">
      <style:text-properties officeooo:rsid="0207750e" officeooo:paragraph-rsid="0207750e"/>
    </style:style>
    <style:style style:name="P223" style:family="paragraph" style:parent-style-name="Standard" style:list-style-name="L5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24" style:family="paragraph" style:parent-style-name="Standard" style:list-style-name="L5">
      <style:text-properties fo:font-variant="normal" fo:text-transform="none" fo:color="#999999" style:font-name="Liberation Serif" fo:font-size="12pt" fo:letter-spacing="normal" fo:font-style="normal" fo:font-weight="normal" officeooo:rsid="01e9a646" officeooo:paragraph-rsid="0207750e" style:font-size-asian="12pt" style:font-style-asian="normal" style:font-size-complex="12pt" style:font-style-complex="normal"/>
    </style:style>
    <style:style style:name="P225" style:family="paragraph" style:parent-style-name="Standard" style:list-style-name="L5">
      <style:text-properties officeooo:rsid="021591e4" officeooo:paragraph-rsid="021591e4"/>
    </style:style>
    <style:style style:name="P226" style:family="paragraph" style:parent-style-name="Standard" style:list-style-name="L7">
      <style:text-properties officeooo:rsid="01ee0562" officeooo:paragraph-rsid="01ee0562"/>
    </style:style>
    <style:style style:name="P227" style:family="paragraph" style:parent-style-name="Standard" style:list-style-name="L8">
      <style:text-properties officeooo:rsid="0185d539" officeooo:paragraph-rsid="01cb7511"/>
    </style:style>
    <style:style style:name="P228" style:family="paragraph" style:parent-style-name="Standard" style:list-style-name="L9">
      <style:text-properties officeooo:rsid="01985152" officeooo:paragraph-rsid="01985152"/>
    </style:style>
    <style:style style:name="P229" style:family="paragraph" style:parent-style-name="Standard" style:list-style-name="L9">
      <style:text-properties officeooo:rsid="01985152" officeooo:paragraph-rsid="01c89604"/>
    </style:style>
    <style:style style:name="P230" style:family="paragraph" style:parent-style-name="Standard" style:list-style-name="L9">
      <style:text-properties officeooo:rsid="0198d808" officeooo:paragraph-rsid="01c89604"/>
    </style:style>
    <style:style style:name="P231" style:family="paragraph" style:parent-style-name="Standard" style:list-style-name="L9">
      <style:text-properties officeooo:rsid="01fba8fd" officeooo:paragraph-rsid="01fba8fd"/>
    </style:style>
    <style:style style:name="P232" style:family="paragraph" style:parent-style-name="Standard" style:list-style-name="L9">
      <style:text-properties officeooo:rsid="01fdde87" officeooo:paragraph-rsid="01fdde87"/>
    </style:style>
    <style:style style:name="P233" style:family="paragraph" style:parent-style-name="Standard" style:list-style-name="L9">
      <style:text-properties officeooo:rsid="01ff408e" officeooo:paragraph-rsid="01ff408e"/>
    </style:style>
    <style:style style:name="P234" style:family="paragraph" style:parent-style-name="Standard" style:list-style-name="L10">
      <style:text-properties officeooo:rsid="0061b00d" officeooo:paragraph-rsid="000536db"/>
    </style:style>
    <style:style style:name="P235" style:family="paragraph" style:parent-style-name="Standard" style:list-style-name="L11">
      <style:text-properties officeooo:rsid="01557551" officeooo:paragraph-rsid="01557551"/>
    </style:style>
    <style:style style:name="P236" style:family="paragraph" style:parent-style-name="Standard" style:list-style-name="L11">
      <style:text-properties officeooo:rsid="0156f935" officeooo:paragraph-rsid="0156f935"/>
    </style:style>
    <style:style style:name="P237" style:family="paragraph" style:parent-style-name="Standard" style:list-style-name="L12">
      <style:text-properties officeooo:rsid="020186fa" officeooo:paragraph-rsid="020186fa"/>
    </style:style>
    <style:style style:name="P238" style:family="paragraph" style:parent-style-name="Standard" style:list-style-name="L15">
      <style:text-properties officeooo:rsid="0179028f" officeooo:paragraph-rsid="0179028f"/>
    </style:style>
    <style:style style:name="P239" style:family="paragraph" style:parent-style-name="Standard" style:list-style-name="L16">
      <style:text-properties officeooo:paragraph-rsid="0189c0f4"/>
    </style:style>
    <style:style style:name="P240" style:family="paragraph" style:parent-style-name="Standard" style:list-style-name="L16">
      <style:text-properties officeooo:paragraph-rsid="018d2aba"/>
    </style:style>
    <style:style style:name="P241" style:family="paragraph" style:parent-style-name="Standard" style:list-style-name="L16">
      <style:text-properties officeooo:rsid="018d2aba" officeooo:paragraph-rsid="018d2aba"/>
    </style:style>
    <style:style style:name="P242" style:family="paragraph" style:parent-style-name="Standard" style:list-style-name="L17">
      <style:text-properties fo:font-weight="normal" officeooo:rsid="02241ade" officeooo:paragraph-rsid="02241ade" style:font-weight-asian="normal" style:font-weight-complex="normal"/>
    </style:style>
    <style:style style:name="P243" style:family="paragraph" style:parent-style-name="Standard" style:list-style-name="L18">
      <style:text-properties fo:font-weight="normal" officeooo:rsid="02316447" officeooo:paragraph-rsid="02316447" style:font-weight-asian="normal" style:font-weight-complex="normal"/>
    </style:style>
    <style:style style:name="P244" style:family="paragraph" style:parent-style-name="Standard" style:list-style-name="L31">
      <style:text-properties fo:font-weight="normal" officeooo:rsid="000536db" officeooo:paragraph-rsid="02715991" style:font-weight-asian="normal" style:font-weight-complex="normal"/>
    </style:style>
    <style:style style:name="P245" style:family="paragraph" style:parent-style-name="Standard" style:list-style-name="L33">
      <style:text-properties fo:font-weight="normal" officeooo:rsid="003b6264" officeooo:paragraph-rsid="028559b3" fo:background-color="#ffe5ca" style:font-weight-asian="normal" style:font-weight-complex="normal"/>
    </style:style>
    <style:style style:name="P246" style:family="paragraph" style:parent-style-name="Standard" style:list-style-name="L20">
      <style:text-properties officeooo:paragraph-rsid="0250bbfe"/>
    </style:style>
    <style:style style:name="P247" style:family="paragraph" style:parent-style-name="Standard" style:list-style-name="L22">
      <style:text-properties officeooo:paragraph-rsid="02571820"/>
    </style:style>
    <style:style style:name="P248" style:family="paragraph" style:parent-style-name="Standard" style:list-style-name="L22">
      <style:text-properties officeooo:rsid="01633c04" officeooo:paragraph-rsid="01633c04"/>
    </style:style>
    <style:style style:name="P249" style:family="paragraph" style:parent-style-name="Standard" style:list-style-name="L23">
      <style:text-properties officeooo:rsid="015d0391" officeooo:paragraph-rsid="025524fe"/>
    </style:style>
    <style:style style:name="P250" style:family="paragraph" style:parent-style-name="Standard" style:list-style-name="L24">
      <style:text-properties officeooo:rsid="0165640e" officeooo:paragraph-rsid="0256eebe"/>
    </style:style>
    <style:style style:name="P251" style:family="paragraph" style:parent-style-name="Standard" style:list-style-name="L25">
      <style:text-properties officeooo:rsid="001f8a8e" officeooo:paragraph-rsid="0231f51f"/>
    </style:style>
    <style:style style:name="P252" style:family="paragraph" style:parent-style-name="Standard" style:list-style-name="L26">
      <style:text-properties officeooo:rsid="0256eebe" officeooo:paragraph-rsid="0256eebe"/>
    </style:style>
    <style:style style:name="P253" style:family="paragraph" style:parent-style-name="Standard" style:list-style-name="L27">
      <style:text-properties officeooo:rsid="016c4c76" officeooo:paragraph-rsid="0186e5aa"/>
    </style:style>
    <style:style style:name="P254" style:family="paragraph" style:parent-style-name="Standard" style:list-style-name="L28">
      <style:text-properties officeooo:paragraph-rsid="00eae225"/>
    </style:style>
    <style:style style:name="P255" style:family="paragraph" style:parent-style-name="Standard" style:list-style-name="L32">
      <style:text-properties officeooo:rsid="0069183b" officeooo:paragraph-rsid="000b9a28"/>
    </style:style>
    <style:style style:name="P256" style:family="paragraph" style:parent-style-name="Standard" style:list-style-name="L33">
      <style:text-properties officeooo:rsid="000536db" officeooo:paragraph-rsid="028559b3"/>
    </style:style>
    <style:style style:name="P257" style:family="paragraph" style:parent-style-name="Standard" style:list-style-name="L34">
      <style:text-properties officeooo:rsid="01a8af5e" officeooo:paragraph-rsid="01a8af5e"/>
    </style:style>
    <style:style style:name="P258" style:family="paragraph" style:parent-style-name="Standard" style:list-style-name="L35">
      <style:text-properties officeooo:paragraph-rsid="024c8311"/>
    </style:style>
    <style:style style:name="P259" style:family="paragraph" style:parent-style-name="Standard" style:list-style-name="L39">
      <style:text-properties officeooo:paragraph-rsid="010d66fb"/>
    </style:style>
    <style:style style:name="P260" style:family="paragraph" style:parent-style-name="Standard" style:list-style-name="L40">
      <style:text-properties officeooo:paragraph-rsid="00523d4c"/>
    </style:style>
    <style:style style:name="P261" style:family="paragraph" style:parent-style-name="Standard" style:list-style-name="L40">
      <style:text-properties officeooo:paragraph-rsid="005987e4"/>
    </style:style>
    <style:style style:name="P262" style:family="paragraph" style:parent-style-name="Standard" style:list-style-name="L41">
      <style:text-properties officeooo:rsid="00d6c9ca" officeooo:paragraph-rsid="00d6c9ca"/>
    </style:style>
    <style:style style:name="P263" style:family="paragraph" style:parent-style-name="Standard" style:list-style-name="L42">
      <style:text-properties officeooo:rsid="0141e1bf" officeooo:paragraph-rsid="0141e1bf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2792d8d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4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5" style:family="text">
      <style:text-properties officeooo:rsid="000d55b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fo:font-weight="normal" officeooo:rsid="002487bd" style:font-weight-asian="normal" style:font-weight-complex="normal"/>
    </style:style>
    <style:style style:name="T21" style:family="text">
      <style:text-properties fo:font-weight="normal" officeooo:rsid="00629681" style:font-weight-asian="normal" style:font-weight-complex="normal"/>
    </style:style>
    <style:style style:name="T22" style:family="text">
      <style:text-properties fo:font-weight="normal" officeooo:rsid="0065c672" style:font-weight-asian="normal" style:font-weight-complex="normal"/>
    </style:style>
    <style:style style:name="T23" style:family="text">
      <style:text-properties fo:font-weight="normal" officeooo:rsid="0067a61e" style:font-weight-asian="normal" style:font-weight-complex="normal"/>
    </style:style>
    <style:style style:name="T24" style:family="text">
      <style:text-properties fo:font-weight="normal" officeooo:rsid="0092d0eb" style:font-weight-asian="normal" style:font-weight-complex="normal"/>
    </style:style>
    <style:style style:name="T25" style:family="text">
      <style:text-properties fo:font-weight="normal" officeooo:rsid="0090ea56" style:font-weight-asian="normal" style:font-weight-complex="normal"/>
    </style:style>
    <style:style style:name="T26" style:family="text">
      <style:text-properties fo:font-weight="normal" officeooo:rsid="009d7dd1" style:font-weight-asian="normal" style:font-weight-complex="normal"/>
    </style:style>
    <style:style style:name="T27" style:family="text">
      <style:text-properties fo:font-weight="normal" officeooo:rsid="009e5db3" style:font-weight-asian="normal" style:font-weight-complex="normal"/>
    </style:style>
    <style:style style:name="T28" style:family="text">
      <style:text-properties fo:font-weight="normal" officeooo:rsid="0112d127" style:font-weight-asian="normal" style:font-weight-complex="normal"/>
    </style:style>
    <style:style style:name="T29" style:family="text">
      <style:text-properties fo:font-weight="normal" officeooo:rsid="0146adde" style:font-weight-asian="normal" style:font-weight-complex="normal"/>
    </style:style>
    <style:style style:name="T30" style:family="text">
      <style:text-properties fo:font-weight="normal" officeooo:rsid="02010e2c" style:font-weight-asian="normal" style:font-weight-complex="normal"/>
    </style:style>
    <style:style style:name="T31" style:family="text">
      <style:text-properties fo:font-weight="normal" officeooo:rsid="021d7463" style:font-weight-asian="normal" style:font-weight-complex="normal"/>
    </style:style>
    <style:style style:name="T32" style:family="text">
      <style:text-properties fo:font-weight="normal" officeooo:rsid="021e5aa0" style:font-weight-asian="normal" style:font-weight-complex="normal"/>
    </style:style>
    <style:style style:name="T33" style:family="text">
      <style:text-properties fo:font-weight="normal" officeooo:rsid="02241ade" style:font-weight-asian="normal" style:font-weight-complex="normal"/>
    </style:style>
    <style:style style:name="T34" style:family="text">
      <style:text-properties fo:font-weight="normal" officeooo:rsid="02254206" style:font-weight-asian="normal" style:font-weight-complex="normal"/>
    </style:style>
    <style:style style:name="T35" style:family="text">
      <style:text-properties fo:font-weight="normal" officeooo:rsid="0229d334" style:font-weight-asian="normal" style:font-weight-complex="normal"/>
    </style:style>
    <style:style style:name="T36" style:family="text">
      <style:text-properties fo:font-weight="normal" officeooo:rsid="022f436b" style:font-weight-asian="normal" style:font-weight-complex="normal"/>
    </style:style>
    <style:style style:name="T37" style:family="text">
      <style:text-properties fo:font-weight="normal" officeooo:rsid="02300cdd" style:font-weight-asian="normal" style:font-weight-complex="normal"/>
    </style:style>
    <style:style style:name="T38" style:family="text">
      <style:text-properties fo:font-weight="normal" officeooo:rsid="02316447" style:font-weight-asian="normal" style:font-weight-complex="normal"/>
    </style:style>
    <style:style style:name="T39" style:family="text">
      <style:text-properties fo:font-weight="normal" officeooo:rsid="023eda68" style:font-weight-asian="normal" style:font-weight-complex="normal"/>
    </style:style>
    <style:style style:name="T40" style:family="text">
      <style:text-properties fo:font-weight="normal" officeooo:rsid="028347e8" style:font-weight-asian="normal" style:font-weight-complex="normal"/>
    </style:style>
    <style:style style:name="T41" style:family="text">
      <style:text-properties fo:font-weight="normal" officeooo:rsid="028ab8bf" style:font-weight-asian="normal" style:font-weight-complex="normal"/>
    </style:style>
    <style:style style:name="T42" style:family="text">
      <style:text-properties fo:font-weight="normal" officeooo:rsid="003b6264" fo:background-color="#ffe5ca" loext:char-shading-value="0" style:font-weight-asian="normal" style:font-weight-complex="normal"/>
    </style:style>
    <style:style style:name="T43" style:family="text">
      <style:text-properties fo:font-weight="normal" officeooo:rsid="00fa8de0" fo:background-color="#ffe5ca" loext:char-shading-value="0" style:font-weight-asian="normal" style:font-weight-complex="normal"/>
    </style:style>
    <style:style style:name="T44" style:family="text">
      <style:text-properties officeooo:rsid="0019b0ae"/>
    </style:style>
    <style:style style:name="T45" style:family="text">
      <style:text-properties officeooo:rsid="001c8f0e"/>
    </style:style>
    <style:style style:name="T46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style:font-size-asian="18pt" style:font-size-complex="18pt"/>
    </style:style>
    <style:style style:name="T52" style:family="text">
      <style:text-properties style:use-window-font-color="true" fo:font-size="18pt" officeooo:rsid="00730ae3" style:font-size-asian="18pt" style:font-size-complex="18pt"/>
    </style:style>
    <style:style style:name="T53" style:family="text">
      <style:text-properties style:use-window-font-color="true" fo:font-size="18pt" officeooo:rsid="006c5860" style:font-size-asian="18pt" style:font-size-complex="18pt"/>
    </style:style>
    <style:style style:name="T54" style:family="text">
      <style:text-properties style:use-window-font-color="true" fo:font-size="18pt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8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133c4f" style:font-weight-asian="normal" style:font-weight-complex="normal"/>
    </style:style>
    <style:style style:name="T61" style:family="text">
      <style:text-properties style:use-window-font-color="true" fo:font-weight="normal" officeooo:rsid="00523d4c" style:font-weight-asian="normal" style:font-weight-complex="normal"/>
    </style:style>
    <style:style style:name="T62" style:family="text">
      <style:text-properties style:use-window-font-color="true" fo:font-weight="normal" officeooo:rsid="00eae225" style:font-weight-asian="normal" style:font-weight-complex="normal"/>
    </style:style>
    <style:style style:name="T63" style:family="text">
      <style:text-properties style:use-window-font-color="true" fo:font-weight="normal" officeooo:rsid="010d5329" style:font-weight-asian="normal" style:font-weight-complex="normal"/>
    </style:style>
    <style:style style:name="T64" style:family="text">
      <style:text-properties style:use-window-font-color="true" fo:font-weight="normal" officeooo:rsid="010bd544" style:font-weight-asian="normal" style:font-weight-complex="normal"/>
    </style:style>
    <style:style style:name="T65" style:family="text">
      <style:text-properties style:use-window-font-color="true" fo:font-weight="normal" officeooo:rsid="010d66fb" style:font-weight-asian="normal" style:font-weight-complex="normal"/>
    </style:style>
    <style:style style:name="T66" style:family="text">
      <style:text-properties style:use-window-font-color="true" fo:font-weight="normal" officeooo:rsid="01445a19" style:font-weight-asian="normal" style:font-weight-complex="normal"/>
    </style:style>
    <style:style style:name="T67" style:family="text">
      <style:text-properties style:use-window-font-color="true" fo:font-weight="normal" officeooo:rsid="0291758b" style:font-weight-asian="normal" style:font-weight-complex="normal"/>
    </style:style>
    <style:style style:name="T68" style:family="text">
      <style:text-properties style:use-window-font-color="true" fo:font-weight="normal" officeooo:rsid="0042d9cf" style:font-weight-asian="normal" style:font-weight-complex="normal"/>
    </style:style>
    <style:style style:name="T69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0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1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2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3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5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6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77" style:family="text">
      <style:text-properties fo:font-style="italic" officeooo:rsid="0026669f" style:font-style-asian="italic" style:font-style-complex="italic"/>
    </style:style>
    <style:style style:name="T78" style:family="text">
      <style:text-properties fo:font-style="italic" officeooo:rsid="002da6db" style:font-style-asian="italic" style:font-style-complex="italic"/>
    </style:style>
    <style:style style:name="T79" style:family="text">
      <style:text-properties fo:font-style="italic" officeooo:rsid="00351cf3" style:font-style-asian="italic" style:font-style-complex="italic"/>
    </style:style>
    <style:style style:name="T80" style:family="text">
      <style:text-properties fo:font-style="italic" officeooo:rsid="003f415d" style:font-style-asian="italic" style:font-style-complex="italic"/>
    </style:style>
    <style:style style:name="T81" style:family="text">
      <style:text-properties fo:font-style="italic" officeooo:rsid="002a87d4" fo:background-color="#ffdaa2" loext:char-shading-value="0" style:font-style-asian="italic" style:font-style-complex="italic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26669f" style:font-style-asian="normal" style:font-style-complex="normal"/>
    </style:style>
    <style:style style:name="T84" style:family="text">
      <style:text-properties fo:font-style="normal" officeooo:rsid="003f415d" style:font-style-asian="normal" style:font-style-complex="normal"/>
    </style:style>
    <style:style style:name="T85" style:family="text">
      <style:text-properties fo:font-style="normal" officeooo:rsid="004225e0" style:font-style-asian="normal" style:font-style-complex="normal"/>
    </style:style>
    <style:style style:name="T86" style:family="text">
      <style:text-properties fo:font-style="normal" officeooo:rsid="005f1aff" style:font-style-asian="normal" style:font-style-complex="normal"/>
    </style:style>
    <style:style style:name="T87" style:family="text">
      <style:text-properties fo:font-style="normal" officeooo:rsid="00b59175" style:font-style-asian="normal" style:font-style-complex="normal"/>
    </style:style>
    <style:style style:name="T88" style:family="text">
      <style:text-properties fo:font-style="normal" officeooo:rsid="00d8b48b" style:font-style-asian="normal" style:font-style-complex="normal"/>
    </style:style>
    <style:style style:name="T89" style:family="text">
      <style:text-properties fo:font-style="normal" officeooo:rsid="00d8c9af" style:font-style-asian="normal" style:font-style-complex="normal"/>
    </style:style>
    <style:style style:name="T90" style:family="text">
      <style:text-properties fo:font-style="normal" officeooo:rsid="00d997f7" style:font-style-asian="normal" style:font-style-complex="normal"/>
    </style:style>
    <style:style style:name="T91" style:family="text">
      <style:text-properties fo:font-style="normal" officeooo:rsid="00da0674" style:font-style-asian="normal" style:font-style-complex="normal"/>
    </style:style>
    <style:style style:name="T92" style:family="text">
      <style:text-properties fo:font-style="normal" officeooo:rsid="00ee311b" style:font-style-asian="normal" style:font-style-complex="normal"/>
    </style:style>
    <style:style style:name="T93" style:family="text">
      <style:text-properties fo:font-style="normal" officeooo:rsid="012516fc" style:font-style-asian="normal" style:font-style-complex="normal"/>
    </style:style>
    <style:style style:name="T94" style:family="text">
      <style:text-properties fo:font-style="normal" officeooo:rsid="016eb641" style:font-style-asian="normal" style:font-style-complex="normal"/>
    </style:style>
    <style:style style:name="T95" style:family="text">
      <style:text-properties fo:font-style="normal" officeooo:rsid="0177c7ff" style:font-style-asian="normal" style:font-style-complex="normal"/>
    </style:style>
    <style:style style:name="T96" style:family="text">
      <style:text-properties fo:font-style="normal" officeooo:rsid="0179028f" style:font-style-asian="normal" style:font-style-complex="normal"/>
    </style:style>
    <style:style style:name="T97" style:family="text">
      <style:text-properties fo:font-style="normal" officeooo:rsid="017ac217" style:font-style-asian="normal" style:font-style-complex="normal"/>
    </style:style>
    <style:style style:name="T98" style:family="text">
      <style:text-properties fo:font-style="normal" officeooo:rsid="017d0938" style:font-style-asian="normal" style:font-style-complex="normal"/>
    </style:style>
    <style:style style:name="T99" style:family="text">
      <style:text-properties fo:font-style="normal" officeooo:rsid="0186e5aa" style:font-style-asian="normal" style:font-style-complex="normal"/>
    </style:style>
    <style:style style:name="T100" style:family="text">
      <style:text-properties fo:font-style="normal" officeooo:rsid="0189c0f4" style:font-style-asian="normal" style:font-style-complex="normal"/>
    </style:style>
    <style:style style:name="T101" style:family="text">
      <style:text-properties fo:font-style="normal" officeooo:rsid="018b8fb9" style:font-style-asian="normal" style:font-style-complex="normal"/>
    </style:style>
    <style:style style:name="T102" style:family="text">
      <style:text-properties fo:font-style="normal" officeooo:rsid="019121ea" style:font-style-asian="normal" style:font-style-complex="normal"/>
    </style:style>
    <style:style style:name="T103" style:family="text">
      <style:text-properties fo:font-style="normal" officeooo:rsid="019f4cd4" style:font-style-asian="normal" style:font-style-complex="normal"/>
    </style:style>
    <style:style style:name="T104" style:family="text">
      <style:text-properties fo:font-style="normal" officeooo:rsid="019ffea8" style:font-style-asian="normal" style:font-style-complex="normal"/>
    </style:style>
    <style:style style:name="T105" style:family="text">
      <style:text-properties fo:font-style="normal" officeooo:rsid="01de76c7" style:font-style-asian="normal" style:font-style-complex="normal"/>
    </style:style>
    <style:style style:name="T106" style:family="text">
      <style:text-properties fo:font-style="normal" officeooo:rsid="01e5aea0" style:font-style-asian="normal" style:font-style-complex="normal"/>
    </style:style>
    <style:style style:name="T107" style:family="text">
      <style:text-properties fo:font-style="normal" officeooo:rsid="01e9a646" style:font-style-asian="normal" style:font-style-complex="normal"/>
    </style:style>
    <style:style style:name="T108" style:family="text">
      <style:text-properties fo:font-style="normal" officeooo:rsid="01f91a29" style:font-style-asian="normal" style:font-style-complex="normal"/>
    </style:style>
    <style:style style:name="T109" style:family="text">
      <style:text-properties fo:font-style="normal" officeooo:rsid="01fac9c5" style:font-style-asian="normal" style:font-style-complex="normal"/>
    </style:style>
    <style:style style:name="T110" style:family="text">
      <style:text-properties fo:font-style="normal" officeooo:rsid="02011ea7" style:font-style-asian="normal" style:font-style-complex="normal"/>
    </style:style>
    <style:style style:name="T111" style:family="text">
      <style:text-properties fo:font-style="normal" officeooo:rsid="0201762c" style:font-style-asian="normal" style:font-style-complex="normal"/>
    </style:style>
    <style:style style:name="T112" style:family="text">
      <style:text-properties fo:font-style="normal" officeooo:rsid="02166158" style:font-style-asian="normal" style:font-style-complex="normal"/>
    </style:style>
    <style:style style:name="T113" style:family="text">
      <style:text-properties fo:font-style="normal" officeooo:rsid="002da6db" style:font-style-asian="normal" style:font-style-complex="normal"/>
    </style:style>
    <style:style style:name="T114" style:family="text">
      <style:text-properties fo:font-style="normal" officeooo:rsid="0258d229" style:font-style-asian="normal" style:font-style-complex="normal"/>
    </style:style>
    <style:style style:name="T115" style:family="text">
      <style:text-properties fo:font-style="normal" officeooo:rsid="025e04aa" style:font-style-asian="normal" style:font-style-complex="normal"/>
    </style:style>
    <style:style style:name="T116" style:family="text">
      <style:text-properties fo:font-style="normal" officeooo:rsid="0263f39d" style:font-style-asian="normal" style:font-style-complex="normal"/>
    </style:style>
    <style:style style:name="T117" style:family="text">
      <style:text-properties fo:font-style="normal" officeooo:rsid="02715991" style:font-style-asian="normal" style:font-style-complex="normal"/>
    </style:style>
    <style:style style:name="T118" style:family="text">
      <style:text-properties fo:font-style="normal" officeooo:rsid="01e5dc91" style:font-style-asian="normal" style:font-style-complex="normal"/>
    </style:style>
    <style:style style:name="T1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29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officeooo:rsid="02715991" style:font-style-asian="normal" style:font-style-complex="normal"/>
    </style:style>
    <style:style style:name="T133" style:family="text">
      <style:text-properties fo:font-style="normal" officeooo:rsid="002a87d4" fo:background-color="#ffdaa2" loext:char-shading-value="0" style:font-style-asian="normal" style:font-style-complex="normal"/>
    </style:style>
    <style:style style:name="T134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36" style:family="text">
      <style:text-properties fo:font-style="normal" officeooo:rsid="002da6db" fo:background-color="#72bf44" loext:char-shading-value="0" style:font-style-asian="normal" style:font-style-complex="normal"/>
    </style:style>
    <style:style style:name="T137" style:family="text">
      <style:text-properties officeooo:rsid="0028adf9"/>
    </style:style>
    <style:style style:name="T138" style:family="text">
      <style:text-properties officeooo:rsid="002a87d4"/>
    </style:style>
    <style:style style:name="T139" style:family="text">
      <style:text-properties officeooo:rsid="00351cf3"/>
    </style:style>
    <style:style style:name="T140" style:family="text">
      <style:text-properties officeooo:rsid="003f415d"/>
    </style:style>
    <style:style style:name="T141" style:family="text">
      <style:text-properties officeooo:rsid="0042d9cf"/>
    </style:style>
    <style:style style:name="T142" style:family="text">
      <style:text-properties officeooo:rsid="00456193"/>
    </style:style>
    <style:style style:name="T143" style:family="text">
      <style:text-properties officeooo:rsid="004b0dcd"/>
    </style:style>
    <style:style style:name="T144" style:family="text">
      <style:text-properties officeooo:rsid="004fe06e"/>
    </style:style>
    <style:style style:name="T145" style:family="text">
      <style:text-properties officeooo:rsid="0059bb50"/>
    </style:style>
    <style:style style:name="T146" style:family="text">
      <style:text-properties officeooo:rsid="005d4a0c"/>
    </style:style>
    <style:style style:name="T147" style:family="text">
      <style:text-properties officeooo:rsid="00629681"/>
    </style:style>
    <style:style style:name="T148" style:family="text">
      <style:text-properties style:text-underline-style="none" fo:font-weight="normal" officeooo:rsid="00629681" style:font-weight-asian="normal" style:font-weight-complex="normal"/>
    </style:style>
    <style:style style:name="T149" style:family="text">
      <style:text-properties fo:font-variant="normal" fo:text-transform="none" fo:color="#252525" fo:letter-spacing="normal" fo:font-style="normal" fo:font-weight="normal"/>
    </style:style>
    <style:style style:name="T15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style:use-window-font-color="true" style:font-name="arial" fo:font-size="10.5pt" fo:letter-spacing="normal" fo:font-style="normal" fo:font-weight="normal" officeooo:rsid="021ac44d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style:use-window-font-color="true" style:font-name="arial" fo:font-size="10.5pt" fo:letter-spacing="normal" fo:font-style="normal" fo:font-weight="normal" officeooo:rsid="0275f03d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style:use-window-font-color="true" style:font-name="arial" fo:font-size="10.5pt" fo:letter-spacing="normal" fo:font-style="normal" fo:font-weight="normal" officeooo:rsid="023b9111" style:font-style-asian="normal" style:font-weight-asian="normal" style:font-style-complex="normal" style:font-weight-complex="normal"/>
    </style:style>
    <style:style style:name="T164" style:family="text">
      <style:text-properties fo:font-variant="normal" fo:text-transform="none" style:use-window-font-color="true" style:font-name="arial" fo:font-size="10.5pt" fo:letter-spacing="normal" fo:font-style="normal" fo:font-weight="normal" officeooo:rsid="02a185e0" style:font-style-asian="normal" style:font-weight-asian="normal" style:font-style-complex="normal" style:font-weight-complex="normal"/>
    </style:style>
    <style:style style:name="T165" style:family="text">
      <style:text-properties fo:font-variant="normal" fo:text-transform="none" fo:letter-spacing="normal"/>
    </style:style>
    <style:style style:name="T166" style:family="text">
      <style:text-properties fo:font-variant="normal" fo:text-transform="none" fo:letter-spacing="normal" fo:font-weight="normal"/>
    </style:style>
    <style:style style:name="T167" style:family="text">
      <style:text-properties officeooo:rsid="000536db"/>
    </style:style>
    <style:style style:name="T168" style:family="text">
      <style:text-properties fo:font-size="18pt" fo:font-weight="bold" style:font-size-asian="18pt" style:font-weight-asian="bold" style:font-size-complex="18pt" style:font-weight-complex="bold"/>
    </style:style>
    <style:style style:name="T169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70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71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2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73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74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75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79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80" style:family="text">
      <style:text-properties fo:font-size="18pt" fo:background-color="#f58220" loext:char-shading-value="0" style:font-size-asian="18pt" style:font-size-complex="18pt"/>
    </style:style>
    <style:style style:name="T181" style:family="text">
      <style:text-properties fo:font-size="18pt" officeooo:rsid="01110560" fo:background-color="#f58220" loext:char-shading-value="0" style:font-size-asian="18pt" style:font-size-complex="18pt"/>
    </style:style>
    <style:style style:name="T182" style:family="text">
      <style:text-properties fo:font-size="18pt" fo:language="en" fo:country="US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83" style:family="text">
      <style:text-properties officeooo:rsid="006da768"/>
    </style:style>
    <style:style style:name="T184" style:family="text">
      <style:text-properties officeooo:rsid="007b9fa7"/>
    </style:style>
    <style:style style:name="T185" style:family="text">
      <style:text-properties officeooo:rsid="007e9865"/>
    </style:style>
    <style:style style:name="T186" style:family="text">
      <style:text-properties officeooo:rsid="008b4de2"/>
    </style:style>
    <style:style style:name="T187" style:family="text">
      <style:text-properties officeooo:rsid="008ec20e"/>
    </style:style>
    <style:style style:name="T188" style:family="text">
      <style:text-properties officeooo:rsid="0090ea56"/>
    </style:style>
    <style:style style:name="T189" style:family="text">
      <style:text-properties officeooo:rsid="00a0adab"/>
    </style:style>
    <style:style style:name="T190" style:family="text">
      <style:text-properties officeooo:rsid="00a7ea16"/>
    </style:style>
    <style:style style:name="T191" style:family="text">
      <style:text-properties officeooo:rsid="00ab7f6d"/>
    </style:style>
    <style:style style:name="T192" style:family="text">
      <style:text-properties officeooo:rsid="00ad1cdd"/>
    </style:style>
    <style:style style:name="T193" style:family="text">
      <style:text-properties officeooo:rsid="00b968a7"/>
    </style:style>
    <style:style style:name="T194" style:family="text">
      <style:text-properties officeooo:rsid="00c22c8a"/>
    </style:style>
    <style:style style:name="T195" style:family="text">
      <style:text-properties officeooo:rsid="00c733bd"/>
    </style:style>
    <style:style style:name="T196" style:family="text">
      <style:text-properties officeooo:rsid="00ca43d5"/>
    </style:style>
    <style:style style:name="T197" style:family="text">
      <style:text-properties officeooo:rsid="00d478c8"/>
    </style:style>
    <style:style style:name="T198" style:family="text">
      <style:text-properties officeooo:rsid="00d6488e"/>
    </style:style>
    <style:style style:name="T199" style:family="text">
      <style:text-properties officeooo:rsid="00d6c9ca"/>
    </style:style>
    <style:style style:name="T200" style:family="text">
      <style:text-properties officeooo:rsid="00dbff37"/>
    </style:style>
    <style:style style:name="T201" style:family="text">
      <style:text-properties officeooo:rsid="00df8450"/>
    </style:style>
    <style:style style:name="T202" style:family="text">
      <style:text-properties fo:language="ru" fo:country="RU" officeooo:rsid="004b7520"/>
    </style:style>
    <style:style style:name="T203" style:family="text">
      <style:text-properties officeooo:rsid="00eae225"/>
    </style:style>
    <style:style style:name="T204" style:family="text">
      <style:text-properties officeooo:rsid="00fbcc03"/>
    </style:style>
    <style:style style:name="T205" style:family="text">
      <style:text-properties officeooo:rsid="01012e5a"/>
    </style:style>
    <style:style style:name="T206" style:family="text">
      <style:text-properties officeooo:rsid="0102a20d"/>
    </style:style>
    <style:style style:name="T207" style:family="text">
      <style:text-properties officeooo:rsid="0107070a"/>
    </style:style>
    <style:style style:name="T208" style:family="text">
      <style:text-properties officeooo:rsid="01085417"/>
    </style:style>
    <style:style style:name="T209" style:family="text">
      <style:text-properties officeooo:rsid="01110560"/>
    </style:style>
    <style:style style:name="T210" style:family="text">
      <style:text-properties officeooo:rsid="0112d127"/>
    </style:style>
    <style:style style:name="T211" style:family="text">
      <style:text-properties officeooo:rsid="01148d34"/>
    </style:style>
    <style:style style:name="T212" style:family="text">
      <style:text-properties officeooo:rsid="0127c9ff"/>
    </style:style>
    <style:style style:name="T213" style:family="text">
      <style:text-properties officeooo:rsid="012c2dd5"/>
    </style:style>
    <style:style style:name="T214" style:family="text">
      <style:text-properties officeooo:rsid="012e2a0a"/>
    </style:style>
    <style:style style:name="T215" style:family="text">
      <style:text-properties officeooo:rsid="0130a351"/>
    </style:style>
    <style:style style:name="T216" style:family="text">
      <style:text-properties officeooo:rsid="013ddadf"/>
    </style:style>
    <style:style style:name="T217" style:family="text">
      <style:text-properties officeooo:rsid="0141e1bf"/>
    </style:style>
    <style:style style:name="T218" style:family="text">
      <style:text-properties officeooo:rsid="0143bcf5"/>
    </style:style>
    <style:style style:name="T219" style:family="text">
      <style:text-properties officeooo:rsid="0152171c"/>
    </style:style>
    <style:style style:name="T220" style:family="text">
      <style:text-properties style:text-position="super 58%" officeooo:rsid="0152171c"/>
    </style:style>
    <style:style style:name="T221" style:family="text">
      <style:text-properties officeooo:rsid="0158c710"/>
    </style:style>
    <style:style style:name="T222" style:family="text">
      <style:text-properties officeooo:rsid="0159b926"/>
    </style:style>
    <style:style style:name="T223" style:family="text">
      <style:text-properties officeooo:rsid="015ba7c3"/>
    </style:style>
    <style:style style:name="T224" style:family="text">
      <style:text-properties officeooo:rsid="015d0391"/>
    </style:style>
    <style:style style:name="T225" style:family="text">
      <style:text-properties officeooo:rsid="015fb55b"/>
    </style:style>
    <style:style style:name="T226" style:family="text">
      <style:text-properties officeooo:rsid="015fd477"/>
    </style:style>
    <style:style style:name="T227" style:family="text">
      <style:text-properties officeooo:rsid="0161d23c"/>
    </style:style>
    <style:style style:name="T228" style:family="text">
      <style:text-properties officeooo:rsid="0163ba56"/>
    </style:style>
    <style:style style:name="T229" style:family="text">
      <style:text-properties officeooo:rsid="0167cc42"/>
    </style:style>
    <style:style style:name="T230" style:family="text">
      <style:text-properties officeooo:rsid="016a7ee0"/>
    </style:style>
    <style:style style:name="T231" style:family="text">
      <style:text-properties officeooo:rsid="016b6245"/>
    </style:style>
    <style:style style:name="T232" style:family="text">
      <style:text-properties officeooo:rsid="016dc811"/>
    </style:style>
    <style:style style:name="T233" style:family="text">
      <style:text-properties officeooo:rsid="0174e992"/>
    </style:style>
    <style:style style:name="T234" style:family="text">
      <style:text-properties officeooo:rsid="0198d808"/>
    </style:style>
    <style:style style:name="T235" style:family="text">
      <style:text-properties officeooo:rsid="01a2b1f8"/>
    </style:style>
    <style:style style:name="T236" style:family="text">
      <style:text-properties officeooo:rsid="01a4b181"/>
    </style:style>
    <style:style style:name="T237" style:family="text">
      <style:text-properties officeooo:rsid="01a68825"/>
    </style:style>
    <style:style style:name="T238" style:family="text">
      <style:text-properties officeooo:rsid="01b3b07e"/>
    </style:style>
    <style:style style:name="T239" style:family="text">
      <style:text-properties fo:color="#ed1c24"/>
    </style:style>
    <style:style style:name="T240" style:family="text">
      <style:text-properties fo:color="#ed1c24" officeooo:rsid="000536db"/>
    </style:style>
    <style:style style:name="T241" style:family="text">
      <style:text-properties fo:color="#ed1c24" fo:font-style="italic" officeooo:rsid="00289c0a" style:font-style-asian="italic" style:font-style-complex="italic"/>
    </style:style>
    <style:style style:name="T242" style:family="text">
      <style:text-properties fo:color="#ed1c24" fo:font-style="italic" officeooo:rsid="002a87d4" style:font-style-asian="italic" style:font-style-complex="italic"/>
    </style:style>
    <style:style style:name="T243" style:family="text">
      <style:text-properties fo:color="#ed1c24" fo:font-style="italic" officeooo:rsid="0026669f" style:font-style-asian="italic" style:font-style-complex="italic"/>
    </style:style>
    <style:style style:name="T244" style:family="text">
      <style:text-properties fo:color="#ed1c24" fo:font-style="normal" officeooo:rsid="0026669f" style:font-style-asian="normal" style:font-style-complex="normal"/>
    </style:style>
    <style:style style:name="T245" style:family="text">
      <style:text-properties fo:color="#ed1c24" fo:font-style="normal" officeooo:rsid="00d8b48b" style:font-style-asian="normal" style:font-style-complex="normal"/>
    </style:style>
    <style:style style:name="T246" style:family="text">
      <style:text-properties fo:color="#ed1c24" fo:font-style="normal" officeooo:rsid="004225e0" style:font-style-asian="normal" style:font-style-complex="normal"/>
    </style:style>
    <style:style style:name="T247" style:family="text">
      <style:text-properties fo:color="#ed1c24" fo:font-style="normal" officeooo:rsid="0177c7ff" style:font-style-asian="normal" style:font-style-complex="normal"/>
    </style:style>
    <style:style style:name="T248" style:family="text">
      <style:text-properties fo:color="#ed1c24" officeooo:rsid="0009ba99"/>
    </style:style>
    <style:style style:name="T249" style:family="text">
      <style:text-properties fo:color="#ed1c24" officeooo:rsid="02456f5a"/>
    </style:style>
    <style:style style:name="T250" style:family="text">
      <style:text-properties fo:color="#ed1c24" officeooo:rsid="024ad50c"/>
    </style:style>
    <style:style style:name="T251" style:family="text">
      <style:text-properties fo:color="#ed1c24" officeooo:rsid="000536db" fo:background-color="#ffdaa2" loext:char-shading-value="0"/>
    </style:style>
    <style:style style:name="T252" style:family="text">
      <style:text-properties fo:color="#ed1c24" officeooo:rsid="02653291"/>
    </style:style>
    <style:style style:name="T253" style:family="text">
      <style:text-properties fo:color="#ed1c24" fo:font-weight="normal" officeooo:rsid="028347e8" style:font-weight-asian="normal" style:font-weight-complex="normal"/>
    </style:style>
    <style:style style:name="T254" style:family="text">
      <style:text-properties officeooo:rsid="01b65cba"/>
    </style:style>
    <style:style style:name="T255" style:family="text">
      <style:text-properties officeooo:rsid="01babc96"/>
    </style:style>
    <style:style style:name="T256" style:family="text">
      <style:text-properties officeooo:rsid="01f85285"/>
    </style:style>
    <style:style style:name="T257" style:family="text">
      <style:text-properties officeooo:rsid="01fba8fd"/>
    </style:style>
    <style:style style:name="T258" style:family="text">
      <style:text-properties officeooo:rsid="01fbef8b"/>
    </style:style>
    <style:style style:name="T259" style:family="text">
      <style:text-properties officeooo:rsid="01fff899"/>
    </style:style>
    <style:style style:name="T260" style:family="text">
      <style:text-properties officeooo:rsid="02010e2c"/>
    </style:style>
    <style:style style:name="T261" style:family="text">
      <style:text-properties officeooo:rsid="0206ae63"/>
    </style:style>
    <style:style style:name="T262" style:family="text">
      <style:text-properties officeooo:rsid="020ac08b"/>
    </style:style>
    <style:style style:name="T263" style:family="text">
      <style:text-properties officeooo:rsid="0216d88b"/>
    </style:style>
    <style:style style:name="T264" style:family="text">
      <style:text-properties officeooo:rsid="021d7463"/>
    </style:style>
    <style:style style:name="T265" style:family="text">
      <style:text-properties officeooo:rsid="0231f51f"/>
    </style:style>
    <style:style style:name="T266" style:family="text">
      <style:text-properties officeooo:rsid="024211dc"/>
    </style:style>
    <style:style style:name="T267" style:family="text">
      <style:text-properties fo:background-color="#ffdaa2" loext:char-shading-value="0"/>
    </style:style>
    <style:style style:name="T268" style:family="text">
      <style:text-properties officeooo:rsid="000d1873" fo:background-color="#ffdaa2" loext:char-shading-value="0"/>
    </style:style>
    <style:style style:name="T269" style:family="text">
      <style:text-properties officeooo:rsid="01babc96" fo:background-color="#ffdaa2" loext:char-shading-value="0"/>
    </style:style>
    <style:style style:name="T270" style:family="text">
      <style:text-properties officeooo:rsid="0158c710" fo:background-color="#ffdaa2" loext:char-shading-value="0"/>
    </style:style>
    <style:style style:name="T271" style:family="text">
      <style:text-properties officeooo:rsid="0159b926" fo:background-color="#ffdaa2" loext:char-shading-value="0"/>
    </style:style>
    <style:style style:name="T272" style:family="text">
      <style:text-properties officeooo:rsid="0163ba56" fo:background-color="#ffdaa2" loext:char-shading-value="0"/>
    </style:style>
    <style:style style:name="T273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style:style style:name="T274" style:family="text">
      <style:text-properties officeooo:rsid="026ce260"/>
    </style:style>
    <style:style style:name="T275" style:family="text">
      <style:text-properties officeooo:rsid="0276c8f6"/>
    </style:style>
    <style:style style:name="T276" style:family="text">
      <style:text-properties officeooo:rsid="027f49e2"/>
    </style:style>
    <style:style style:name="T277" style:family="text">
      <style:text-properties officeooo:rsid="0296d580"/>
    </style:style>
    <style:style style:name="T278" style:family="text">
      <style:text-properties officeooo:rsid="029947d6"/>
    </style:style>
    <style:style style:name="T279" style:family="text">
      <style:text-properties officeooo:rsid="029fb7e9"/>
    </style:style>
    <style:style style:name="T280" style:family="text">
      <style:text-properties officeooo:rsid="02b378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------------------------------ <text:span text:style-name="T185">Programming languages</text:span> -----------------------------</text:p>
      <text:p text:style-name="P108"><text:span text:style-name="T168"><text:s/>J</text:span><text:span text:style-name="T171">ava</text:span><text:span text:style-name="T168">S</text:span><text:span text:style-name="T171">cript</text:span><text:span text:style-name="T168"> </text:span></text:p>
      <text:p text:style-name="P149">→ <text:span text:style-name="T45">WebWorkers</text:span></text:p>
      <text:list xml:id="list1472072359" text:style-name="L1">
        <text:list-item>
          <text:p text:style-name="P170">cons and pros</text:p>
        </text:list-item>
        <text:list-item>
          <text:p text:style-name="P190"><text:span text:style-name="T249">h</text:span><text:span text:style-name="T239">ow many ‘workers’ could be created?</text:span></text:p>
        </text:list-item>
        <text:list-item>
          <text:p text:style-name="P191"><text:span text:style-name="T250">h</text:span><text:span text:style-name="T239">ow many threads could be used by ‘worker’?</text:span></text:p>
        </text:list-item>
        <text:list-item>
          <text:p text:style-name="P192"><text:span text:style-name="T239">where can </text:span><text:span text:style-name="T252">we </text:span><text:span text:style-name="T239">use </text:span><text:span text:style-name="T252">it</text:span><text:span text:style-name="T239">?</text:span></text:p>
        </text:list-item>
      </text:list>
      <text:p text:style-name="P144"><text:span text:style-name="T88">→ </text:span><text:span text:style-name="T136">WebSockets</text:span><text:span text:style-name="T113"> (“</text:span><text:span text:style-name="T78">Where did you use that</text:span><text:span text:style-name="T113">?”, “</text:span><text:span text:style-name="T78">How does it work</text:span><text:span text:style-name="T113">?”)</text:span></text:p>
      <text:list xml:id="list4244152729" text:style-name="L2">
        <text:list-item>
          <text:p text:style-name="P193"><text:span text:style-name="T115">how to scale </text:span><text:span text:style-name="T116">W</text:span><text:span text:style-name="T115">eb</text:span><text:span text:style-name="T116">S</text:span><text:span text:style-name="T115">ockets</text:span><text:span text:style-name="T82">?</text:span></text:p>
        </text:list-item>
        <text:list-item>
          <text:p text:style-name="P194"><text:span text:style-name="T131">cons and pros</text:span><text:span text:style-name="T134">?</text:span></text:p>
        </text:list-item>
        <text:list-item>
          <text:p text:style-name="P195"><text:span text:style-name="T134">where </text:span><text:span text:style-name="T135">can </text:span><text:span text:style-name="T134">we use </text:span><text:span text:style-name="T135">it</text:span><text:span text:style-name="T134">?</text:span></text:p>
        </text:list-item>
      </text:list>
      <text:p text:style-name="P140"><text:span text:style-name="T88">→ </text:span><text:span text:style-name="T81">Map</text:span><text:span text:style-name="T133"> || </text:span><text:span text:style-name="T81">Set</text:span><text:span text:style-name="T133"> || </text:span><text:span text:style-name="T81">WeakMap</text:span><text:span text:style-name="T133"> || </text:span><text:span text:style-name="T81">WeakSet</text:span></text:p>
      <text:p text:style-name="P140">→ <text:span text:style-name="T79">sync</text:span><text:span text:style-name="T139"> vs </text:span><text:span text:style-name="T79">async</text:span><text:span text:style-name="T139"> functions</text:span></text:p>
      <text:p text:style-name="P140"><text:span text:style-name="T139">→ </text:span>Promises</text:p>
      <text:list xml:id="list2937627984" text:style-name="L3">
        <text:list-item>
          <text:p text:style-name="P196">what is Promises? How to work with it?</text:p>
        </text:list-item>
        <text:list-item>
          <text:p text:style-name="P196">how to create ‘Promise.all’ by Promises?</text:p>
        </text:list-item>
      </text:list>
      <text:list xml:id="list4223280953" text:style-name="L4">
        <text:list-item>
          <text:p text:style-name="P214">how to create ‘Promise.all’ by callbacks?</text:p>
        </text:list-item>
        <text:list-item>
          <text:p text:style-name="P173"><text:span text:style-name="T191">w</text:span>hat is “Blue-Bird”? How to work with that?</text:p>
        </text:list-item>
        <text:list-item>
          <text:p text:style-name="P174"><text:span text:style-name="T238">h</text:span>ow Promises work in the JS black box? (~ ‘Q’, ‘Blue-Bird’)</text:p>
        </text:list-item>
        <text:list-item>
          <text:p text:style-name="P175">when we use ‘catch’, ‘resolve’, ‘reject’?</text:p>
        </text:list-item>
        <text:list-item>
          <text:p text:style-name="P176">how to handle Error in the Promise?</text:p>
        </text:list-item>
      </text:list>
      <text:p text:style-name="P138">→ <text:span text:style-name="T77">function</text:span><text:span text:style-name="T83"> </text:span><text:span text:style-name="T89">||</text:span><text:span text:style-name="T83"> </text:span><text:span text:style-name="T77">arrow function</text:span></text:p>
      <text:list xml:id="list4086588175" text:style-name="L5">
        <text:list-item>
          <text:p text:style-name="P215"><text:span text:style-name="T94">c</text:span><text:span text:style-name="T82">ontext of both types of functions?</text:span></text:p>
        </text:list-item>
        <text:list-item>
          <text:p text:style-name="P216">How to get arguments in the functions?</text:p>
        </text:list-item>
      </text:list>
      <text:p text:style-name="P167"><text:tab/><text:tab/>* ‘arguments’ (function), ‘...rest’ (arrow function)</text:p>
      <text:list xml:id="list203557560195914" text:continue-numbering="true" text:style-name="L5">
        <text:list-item>
          <text:p text:style-name="P197">could we bind some context to the arrow function? How and why?</text:p>
        </text:list-item>
        <text:list-item>
          <text:p text:style-name="P183">provide an example of simple usage of ‘anonymous function’?</text:p>
        </text:list-item>
        <text:list-item>
          <text:p text:style-name="P221">functional declaration?</text:p>
        </text:list-item>
        <text:list-item>
          <text:p text:style-name="P221">functional expression?</text:p>
        </text:list-item>
        <text:list-item>
          <text:p text:style-name="P222">difference between:</text:p>
          <text:list>
            <text:list-header>
              <text:p text:style-name="P223"><text:span text:style-name="T166">const</text:span><text:span text:style-name="T165"> </text:span><text:span text:style-name="T166">sayHello = name =&gt;</text:span><text:span text:style-name="T165"> </text:span><text:span text:style-name="T166">console.log(name)</text:span></text:p>
              <text:p text:style-name="P224">function sayHello (name) { console.log(`${name}`) }</text:p>
            </text:list-header>
          </text:list>
        </text:list-item>
        <text:list-item>
          <text:p text:style-name="P225">how JS engine understand that variable could be cleaned</text:p>
        </text:list-item>
      </text:list>
      <text:p text:style-name="P139"><text:span text:style-name="T85">→ </text:span><text:span text:style-name="T93">What is ‘closure’?</text:span></text:p>
      <text:list xml:id="list1402140306" text:style-name="L6">
        <text:list-item>
          <text:p text:style-name="P198">Why do we need that?</text:p>
        </text:list-item>
        <text:list-item>
          <text:p text:style-name="P199"><text:span text:style-name="T82">How </text:span><text:span text:style-name="T112">does</text:span><text:span text:style-name="T82"> it used?</text:span></text:p>
        </text:list-item>
      </text:list>
      <text:p text:style-name="P138">→ <text:span text:style-name="T2">context / this</text:span></text:p>
      <text:list xml:id="list1015829648" text:style-name="L7">
        <text:list-item>
          <text:p text:style-name="P200">global object for the browser and Node.js</text:p>
        </text:list-item>
        <text:list-item>
          <text:p text:style-name="P226"><text:span text:style-name="T248">h</text:span><text:span text:style-name="T239">ow does it works in the ‘classes’ and in the ‘functions’</text:span></text:p>
        </text:list-item>
      </text:list>
      <text:p text:style-name="P150">→ ‘var’ || ‘const’ || ‘let’</text:p>
      <text:list xml:id="list1109249843" text:style-name="L8">
        <text:list-item>
          <text:p text:style-name="P227">why do we need choose ‘const’ and ‘let’?</text:p>
        </text:list-item>
        <text:list-item>
          <text:p text:style-name="P201">why it is possible change object predefined by keyword ‘const’</text:p>
        </text:list-item>
        <text:list-item>
          <text:p text:style-name="P185">why it is not possible change simple type variable predefined with ‘const’→ all JS types</text:p>
        </text:list-item>
        <text:list-item>
          <text:p text:style-name="P186">why do we need write var, let, const before name of variable (* automatically cleans after function dire)</text:p>
        </text:list-item>
      </text:list>
      <text:p text:style-name="P121">→<text:span text:style-name="T257"> all types in JS?</text:span></text:p>
      <text:list xml:id="list2336975332" text:style-name="L9">
        <text:list-item>
          <text:p text:style-name="P228">what is type ‘Symbol’?</text:p>
        </text:list-item>
        <text:list-item>
          <text:p text:style-name="P228">where we can use ‘Symbol’?</text:p>
          <text:p text:style-name="P229">* <text:span text:style-name="T234">for creating private variable (encapsulation) in the object (not iterable), then use it in such function (by predefined symbol name)</text:span></text:p>
        </text:list-item>
        <text:list-item>
          <text:p text:style-name="P230">what is object</text:p>
          <text:list>
            <text:list-item>
              <text:p text:style-name="P230">why objects not equal to each other</text:p>
            </text:list-item>
            <text:list-item>
              <text:p text:style-name="P231">what is the difference <text:span text:style-name="T258">between </text:span>host-objects and native-objects</text:p>
            </text:list-item>
          </text:list>
        </text:list-item>
        <text:list-item>
          <text:p text:style-name="P230">why ‘null’ is equal object</text:p>
        </text:list-item>
        <text:list-item>
          <text:p text:style-name="P232">difference between ‘null’ and ‘undefined’</text:p>
        </text:list-item>
        <text:list-item>
          <text:p text:style-name="P233">difference between ‘==’ and ‘===’ <text:span text:style-name="T263">(* don’t convert variables by type)</text:span></text:p>
        </text:list-item>
      </text:list>
      <text:p text:style-name="P31"><text:span text:style-name="T243">→ </text:span><text:span text:style-name="T242">generators</text:span></text:p>
      <text:p text:style-name="P139"><text:soft-page-break/><text:span text:style-name="T85">→ </text:span><text:span text:style-name="T86">What is High Order Functions?</text:span></text:p>
      <text:p text:style-name="P31"><text:span text:style-name="T246">→ </text:span><text:span text:style-name="T247">how callbacks work?</text:span></text:p>
      <text:p text:style-name="P115">→ “long pulling”</text:p>
      <text:p text:style-name="P130">→ Prototypes (prototype)</text:p>
      <text:list xml:id="list1548076607" text:style-name="L10">
        <text:list-item>
          <text:p text:style-name="P234">how to add the function to some string by prototype (“hello”.run() → Hello is running)?</text:p>
        </text:list-item>
      </text:list>
      <text:p text:style-name="P131">→ <text:span text:style-name="T44">class</text:span></text:p>
      <text:list xml:id="list2662999770" text:style-name="L11">
        <text:list-item>
          <text:p text:style-name="P235">how ‘class’ implemented on the ‘prototype’ level?</text:p>
        </text:list-item>
        <text:list-item>
          <text:p text:style-name="P236">How to use ‘extends’, ‘Implement’, ‘super()’</text:p>
        </text:list-item>
      </text:list>
      <text:p text:style-name="P1">→ server side Event</text:p>
      <text:p text:style-name="P120">→<text:span text:style-name="T261"> provide implementation of ‘destructurization’?</text:span></text:p>
      <text:p text:style-name="P120">→<text:span text:style-name="T262"> why do we need ‘static’ in the classes?</text:span></text:p>
      <text:p text:style-name="P29"><text:span text:style-name="T239">→ </text:span><text:span text:style-name="T241">apply</text:span><text:span text:style-name="T244"> </text:span><text:span text:style-name="T245">||</text:span><text:span text:style-name="T244"> </text:span><text:span text:style-name="T241">bind</text:span><text:span text:style-name="T244"> </text:span><text:span text:style-name="T245">||</text:span><text:span text:style-name="T244"> </text:span><text:span text:style-name="T241">call</text:span></text:p>
      <text:p text:style-name="P29">→ <text:span text:style-name="T137">currying</text:span></text:p>
      <text:list xml:id="list895277512" text:style-name="L12">
        <text:list-item>
          <text:p text:style-name="P237">benefits?</text:p>
        </text:list-item>
      </text:list>
      <text:p text:style-name="P29">→<text:span text:style-name="T256"> hoisting</text:span></text:p>
      <text:p text:style-name="P30">→ <text:span text:style-name="T254">mixins?</text:span></text:p>
      <text:p text:style-name="P2">→ <text:span text:style-name="T138">object (what is it?)</text:span></text:p>
      <text:p text:style-name="P1">→ <text:span text:style-name="T140">Error (“</text:span><text:span text:style-name="T80">How does it work?</text:span><text:span text:style-name="T84">”)</text:span></text:p>
      <text:p text:style-name="P133"><text:span text:style-name="T84">→ </text:span><text:span text:style-name="T85">Event </text:span><text:span text:style-name="T87">Loop</text:span></text:p>
      <text:list xml:id="list931572581" text:style-name="L13">
        <text:list-item>
          <text:p text:style-name="P203"><text:span text:style-name="T84">what</text:span><text:span text:style-name="T91"> is </text:span><text:span text:style-name="T92">Event Loop</text:span><text:span text:style-name="T91"> moves to the Stack (result/function)?</text:span></text:p>
        </text:list-item>
        <text:list-item>
          <text:p text:style-name="P204"><text:span text:style-name="T91">m</text:span><text:span text:style-name="T82">icro/macro tasks</text:span></text:p>
        </text:list-item>
      </text:list>
      <text:p text:style-name="P38"><text:span text:style-name="T90">→</text:span><text:span text:style-name="T114"> </text:span><text:span text:style-name="T128">OOP</text:span><text:span text:style-name="T114"> vs </text:span><text:span text:style-name="T128">Composition</text:span><text:span text:style-name="T114"> </text:span><text:span text:style-name="T90">in JavaScript?</text:span></text:p>
      <text:list xml:id="list3741308790" text:style-name="L14">
        <text:list-item>
          <text:p text:style-name="P184">cons and pros</text:p>
        </text:list-item>
      </text:list>
      <text:p text:style-name="P161"><text:span text:style-name="T59">→ </text:span><text:span text:style-name="T67">Web Hooks?</text:span></text:p>
      <text:p text:style-name="P160"><text:span text:style-name="T59">→ </text:span><text:span text:style-name="T66">difference: map || reduce</text:span></text:p>
      <text:p text:style-name="P23"><text:span text:style-name="T85">→ </text:span><text:span text:style-name="T96">memory:</text:span></text:p>
      <text:list xml:id="list1346110293" text:style-name="L15">
        <text:list-item>
          <text:p text:style-name="P238"><text:span text:style-name="T97">W</text:span><text:span text:style-name="T82">hat memory is allocated for?</text:span></text:p>
        </text:list-item>
        <text:list-item>
          <text:p text:style-name="P217">When memory cleans?</text:p>
        </text:list-item>
      </text:list>
      <text:p text:style-name="P24"><text:span text:style-name="T85">→ </text:span><text:span text:style-name="T98">why do we need ‘usestrict’?</text:span></text:p>
      <text:p text:style-name="P25"><text:span text:style-name="T85">→ </text:span><text:span text:style-name="T99">how to clone object?</text:span></text:p>
      <text:list xml:id="list1112091829" text:style-name="L16">
        <text:list-item>
          <text:p text:style-name="P239"><text:span text:style-name="T101">s</text:span><text:span text:style-name="T100">imple clone?</text:span></text:p>
          <text:list>
            <text:list-item>
              <text:list>
                <text:list-header>
                  <text:p text:style-name="P240"><text:span text:style-name="T99">* </text:span><text:span text:style-name="T121">...</text:span><text:span text:style-name="T122">rest, Object.assign()</text:span></text:p>
                </text:list-header>
              </text:list>
            </text:list-item>
          </text:list>
        </text:list-item>
        <text:list-item>
          <text:p text:style-name="P241"><text:span text:style-name="T122">d</text:span><text:span text:style-name="T119">eep clone?</text:span></text:p>
        </text:list-item>
      </text:list>
      <text:p text:style-name="P25"><text:span text:style-name="T99"><text:tab/><text:tab/>* </text:span><text:span text:style-name="T100">JSON.stringify( JSON.parse(obj) )</text:span></text:p>
      <text:p text:style-name="P168"><text:tab/><text:tab/>* recursively clone all</text:p>
      <text:p text:style-name="P26"><text:span text:style-name="T100"><text:tab/><text:tab/>* _</text:span><text:span text:style-name="T102">Lodash (deepClone)</text:span></text:p>
      <text:p text:style-name="P27"><text:span text:style-name="T85">→ </text:span><text:span text:style-name="T103">try/catch/finally</text:span></text:p>
      <text:p text:style-name="P32"><text:span text:style-name="T85">→ </text:span><text:span text:style-name="T105">how garbageCollector works</text:span></text:p>
      <text:p text:style-name="P32"><text:span text:style-name="T105">→</text:span><text:span text:style-name="T107"> what is the response in such task?</text:span></text:p>
      <text:p text:style-name="P151"><text:span text:style-name="T107"><text:tab/></text:span><text:span text:style-name="T109">&gt; </text:span><text:span text:style-name="T107">setTimeout(() =&gt; console.log('1'), 0);</text:span></text:p>
      <text:p text:style-name="P152"><text:span text:style-name="T107"><text:tab/></text:span><text:span text:style-name="T109">&gt; </text:span><text:span text:style-name="T107">Promise.resolve().then(result =&gt; console.log('2'));</text:span></text:p>
      <text:p text:style-name="P152"><text:span text:style-name="T107"><text:tab/></text:span><text:span text:style-name="T109">&gt; </text:span><text:span text:style-name="T107">console.log('3');</text:span></text:p>
      <text:p text:style-name="P87"><text:span text:style-name="T107">→</text:span><text:span text:style-name="T108"> what is the difference between:</text:span></text:p>
      <text:p text:style-name="P153"><text:span text:style-name="T82"><text:tab/></text:span><text:span text:style-name="T109">&gt; </text:span><text:span text:style-name="T82">function Animal () {}</text:span></text:p>
      <text:p text:style-name="P153"><text:span text:style-name="T82"><text:tab/></text:span><text:span text:style-name="T109">&gt; </text:span><text:span text:style-name="T82">var animal = Animal()</text:span></text:p>
      <text:p text:style-name="P153"><text:span text:style-name="T82"><text:tab/></text:span><text:span text:style-name="T109">&gt; </text:span><text:span text:style-name="T82">var animal = new Animal()</text:span></text:p>
      <text:p text:style-name="P106"><text:span text:style-name="T82">→</text:span><text:span text:style-name="T110"> what does ‘ternary’ mean?</text:span></text:p>
      <text:p text:style-name="P106"><text:span text:style-name="T110">→</text:span><text:span text:style-name="T111"> what is the disadvantages of the language that compiles to the JavaScript language?</text:span></text:p>
      <text:p text:style-name="P106"><text:span text:style-name="T111"/></text:p>
      <text:p text:style-name="P163"><text:span text:style-name="T74"><text:s/></text:span><text:span text:style-name="T72">T</text:span><text:span text:style-name="T73">ype</text:span><text:span text:style-name="T72">S</text:span><text:span text:style-name="T73">cript</text:span><text:span text:style-name="T74"> </text:span></text:p>
      <text:p text:style-name="P109">→ <text:span text:style-name="T149">Advantages and disadvantages</text:span>?</text:p>
      <text:p text:style-name="P110">→ <text:span text:style-name="T147">what is ‘generics’?</text:span></text:p>
      <text:p text:style-name="P34">→ <text:span text:style-name="T147">how to use ‘</text:span><text:span text:style-name="T148">Implements’</text:span><text:span text:style-name="T21">?</text:span></text:p>
      <text:p text:style-name="P157"><text:span text:style-name="T21">→</text:span><text:span text:style-name="T33"> </text:span><text:span text:style-name="T34">u</text:span><text:span text:style-name="T33">nion </text:span><text:span text:style-name="T34">t</text:span><text:span text:style-name="T33">ypes? </text:span><text:span text:style-name="T37">(</text:span><text:a xlink:type="simple" xlink:href="https://www.typescriptlang.org/docs/handbook/advanced-types.html#union-types" text:style-name="Internet_20_link" text:visited-style-name="Visited_20_Internet_20_Link"><text:span text:style-name="T37">https://www.typescriptlang.org/docs/handbook/advanced-types.html#union-types</text:span></text:a><text:span text:style-name="T37">)</text:span></text:p>
      <text:list xml:id="list1023283760" text:style-name="L17">
        <text:list-item>
          <text:p text:style-name="P242">how to implement that?</text:p>
        </text:list-item>
      </text:list>
      <text:p text:style-name="P36"><text:span text:style-name="T33">→ </text:span><text:span text:style-name="T35">how to do property mandatory? (* readonly)</text:span></text:p>
      <text:p text:style-name="P36"><text:soft-page-break/><text:span text:style-name="T33">→ </text:span><text:span text:style-name="T36">what is &lt;T&gt; type?</text:span></text:p>
      <text:p text:style-name="P37"><text:span text:style-name="T33">→ </text:span><text:span text:style-name="T36">how to use generic type for array?</text:span></text:p>
      <text:p text:style-name="P37"><text:span text:style-name="T33">→ </text:span><text:span text:style-name="T38">‘never’?</text:span></text:p>
      <text:list xml:id="list1459228053" text:style-name="L18">
        <text:list-item>
          <text:p text:style-name="P243">when it used?</text:p>
        </text:list-item>
      </text:list>
      <text:p text:style-name="P46"><text:span text:style-name="T49"><text:s/></text:span><text:span text:style-name="T50">Go</text:span><text:span text:style-name="T49"> </text:span></text:p>
      <text:p text:style-name="P35"/>
      <text:p text:style-name="P107"><text:span text:style-name="T168"><text:s/></text:span><text:span text:style-name="T173">Python</text:span><text:span text:style-name="T168"> </text:span></text:p>
      <text:p text:style-name="P35"/>
      <text:p text:style-name="P113"><text:span text:style-name="T54">---------------------------------------- </text:span><text:span text:style-name="T57">Back End</text:span><text:span text:style-name="T54"> --------------------------------------</text:span></text:p>
      <text:p text:style-name="P124"><text:s/>Node.js </text:p>
      <text:p text:style-name="P141"><text:span text:style-name="T120">→ </text:span><text:span text:style-name="T127">CORS</text:span><text:span text:style-name="T123">?</text:span></text:p>
      <text:p text:style-name="P141">→ «<text:span text:style-name="T267">How Node.</text:span><text:span text:style-name="T268">js</text:span><text:span text:style-name="T267"> works</text:span>» (V8, LibUv)</text:p>
      <text:list xml:id="list3794063255" text:style-name="L19">
        <text:list-item>
          <text:p text:style-name="P205"><text:span text:style-name="T269">what is LibUv</text:span><text:span text:style-name="T255">? </text:span><text:span text:style-name="T269">responsibilities LibUv</text:span><text:span text:style-name="T255">?</text:span></text:p>
        </text:list-item>
      </text:list>
      <text:p text:style-name="P145">→ Streams</text:p>
      <text:list xml:id="list4028475161" text:style-name="L20">
        <text:list-item>
          <text:p text:style-name="P246"><text:span text:style-name="T251">why Stream</text:span><text:span text:style-name="T240">?</text:span></text:p>
        </text:list-item>
      </text:list>
      <text:list xml:id="list2911836808" text:style-name="L21">
        <text:list-item>
          <text:p text:style-name="P206">what type of stream do you know?</text:p>
        </text:list-item>
        <text:list-item>
          <text:p text:style-name="P207"><text:span text:style-name="T270">why do we need Sync streams</text:span><text:span text:style-name="T221">? </text:span><text:span text:style-name="T270">Why such methods still exists in the Node.js</text:span><text:span text:style-name="T221">?</text:span></text:p>
        </text:list-item>
        <text:list-item>
          <text:p text:style-name="P208">Stream Events (not type<text:span text:style-name="T274">s</text:span> of stream)?</text:p>
        </text:list-item>
      </text:list>
      <text:p text:style-name="P134">→ <text:span text:style-name="T271">what is the middleware</text:span><text:span text:style-name="T222">?</text:span></text:p>
      <text:p text:style-name="P136">→ <text:span text:style-name="T271">what is ‘child-process’</text:span><text:span text:style-name="T222">?</text:span></text:p>
      <text:list xml:id="list365921958" text:style-name="L22">
        <text:list-item>
          <text:p text:style-name="P209">Why do we need that?</text:p>
        </text:list-item>
        <text:list-item>
          <text:p text:style-name="P248">How to implement such things?</text:p>
        </text:list-item>
        <text:list-item>
          <text:p text:style-name="P247"><text:span text:style-name="T129">s</text:span><text:span text:style-name="T130">pawn()</text:span><text:span text:style-name="T124"> </text:span><text:span text:style-name="T126">VS </text:span><text:span text:style-name="T130">flow()</text:span><text:span text:style-name="T124"> </text:span><text:span text:style-name="T126">VS </text:span><text:span text:style-name="T129">exec()</text:span></text:p>
        </text:list-item>
      </text:list>
      <text:p text:style-name="P146">→ ‘<text:span text:style-name="T267">clusterization</text:span><text:span text:style-name="T224">’?</text:span></text:p>
      <text:list xml:id="list596205186" text:style-name="L23">
        <text:list-item>
          <text:p text:style-name="P249">Why do we need that?</text:p>
        </text:list-item>
        <text:list-item>
          <text:p text:style-name="P249">How does it work? Why does it improve performance?</text:p>
        </text:list-item>
        <text:list-item>
          <text:p text:style-name="P210">How to implement clusterization from the Node.js point of view?</text:p>
        </text:list-item>
      </text:list>
      <text:p text:style-name="P147">→ <text:span text:style-name="T228">what is ‘</text:span><text:span text:style-name="T272">work-threads</text:span><text:span text:style-name="T228">’?</text:span></text:p>
      <text:list xml:id="list3790170435" text:style-name="L24">
        <text:list-item>
          <text:p text:style-name="P211">Why do we need that?</text:p>
        </text:list-item>
        <text:list-item>
          <text:p text:style-name="P250">What is the reason to work with threads?</text:p>
        </text:list-item>
        <text:list-item>
          <text:p text:style-name="P212">What is thread-pool?</text:p>
        </text:list-item>
      </text:list>
      <text:p text:style-name="P147">→ <text:span text:style-name="T225">what is ‘modules’?</text:span></text:p>
      <text:list xml:id="list2831038511" text:style-name="L25">
        <text:list-item>
          <text:p text:style-name="P202">how modules work?</text:p>
        </text:list-item>
        <text:list-item>
          <text:p text:style-name="P251"><text:span text:style-name="T265">h</text:span>ow does it created?</text:p>
        </text:list-item>
        <text:list-item>
          <text:p text:style-name="P187">how we can get access to the variables __dirname, __filename?</text:p>
        </text:list-item>
      </text:list>
      <text:p text:style-name="P148">→ <text:span text:style-name="T276">how to handle “Memory Leaks” in Node.js application?</text:span></text:p>
      <text:p text:style-name="P135">→ <text:span text:style-name="T223">how to handle Errors if you get an Error?</text:span></text:p>
      <text:p text:style-name="P19">→ <text:span text:style-name="T1">Runtime Events</text:span></text:p>
      <text:list xml:id="list473097984" text:style-name="L26">
        <text:list-item>
          <text:p text:style-name="P252">what does mean ‘Event-Driven’?</text:p>
        </text:list-item>
      </text:list>
      <text:p text:style-name="P134">→ <text:span text:style-name="T1">Event Emitter</text:span></text:p>
      <text:p text:style-name="P132">→ <text:span text:style-name="T1">Error Handler (what must happened if you’ll get an error in the endpoint)</text:span></text:p>
      <text:p text:style-name="P137">→ <text:span text:style-name="T145">what are the patterns used for Node.js?</text:span></text:p>
      <text:p text:style-name="P5"><text:tab/>* <text:span text:style-name="T145">Observable</text:span></text:p>
      <text:p text:style-name="P4">→ <text:span text:style-name="T146">New features in Node.js?</text:span></text:p>
      <text:p text:style-name="P10">→ <text:span text:style-name="T197">What server will do after endpoint finished (finish/waiting)?</text:span></text:p>
      <text:p text:style-name="P10"><text:tab/>* <text:span text:style-name="T193">stop</text:span></text:p>
      <text:p text:style-name="P21">→ <text:span text:style-name="T200">How to block I/O in Node.js?</text:span></text:p>
      <text:list xml:id="list1679637796" text:style-name="L27">
        <text:list-item>
          <text:p text:style-name="P253">How to stop Node.js?</text:p>
          <text:list>
            <text:list-header>
              <text:p text:style-name="P253">* process.exit()</text:p>
            </text:list-header>
          </text:list>
        </text:list-item>
      </text:list>
      <text:p text:style-name="P15">→ <text:span text:style-name="T201">Event Demultiplexer?</text:span></text:p>
      <text:p text:style-name="P55">→ <text:span text:style-name="T203">JWT</text:span></text:p>
      <text:list xml:id="list3277728583" text:style-name="L28">
        <text:list-item>
          <text:p text:style-name="P171">cons and pros</text:p>
        </text:list-item>
        <text:list-item>
          <text:p text:style-name="P254"><text:span text:style-name="T62">why should we use ‘</text:span><text:span text:style-name="T71">Bearer </text:span><text:span text:style-name="T62">’</text:span></text:p>
        </text:list-item>
      </text:list>
      <text:p text:style-name="P57">→ <text:span text:style-name="T206">How to implement Authentication?</text:span></text:p>
      <text:p text:style-name="P116">→ <text:span text:style-name="T211">Security</text:span></text:p>
      <text:list xml:id="list2619612689" text:style-name="L29">
        <text:list-item>
          <text:p text:style-name="P188"><text:soft-page-break/><text:span text:style-name="T26">how to </text:span><text:span text:style-name="T39">secure</text:span><text:span text:style-name="T26"> your application</text:span><text:span text:style-name="T25">?</text:span></text:p>
        </text:list-item>
        <text:list-item>
          <text:p text:style-name="P188"><text:span text:style-name="T27">OWASP Top 10</text:span><text:span text:style-name="T25">?</text:span></text:p>
        </text:list-item>
      </text:list>
      <text:p text:style-name="P22"><text:span text:style-name="T85">→ </text:span><text:span text:style-name="T95">how callbacks work?</text:span></text:p>
      <text:p text:style-name="P28"><text:span text:style-name="T85">→ </text:span><text:span text:style-name="T104">what different mechanisms of optimization in Node.js do you know?</text:span></text:p>
      <text:list xml:id="list1950616969" text:style-name="L30">
        <text:list-item>
          <text:p text:style-name="P218">JIT (just in time compiler)</text:p>
        </text:list-item>
      </text:list>
      <text:p text:style-name="P169"><text:tab/>* splits to the ‘hot’ and ‘cold’</text:p>
      <text:p text:style-name="P47"><text:span text:style-name="T85">→ </text:span><text:span text:style-name="T106">how to work with </text:span><text:span text:style-name="T132">timers</text:span><text:span text:style-name="T117">?</text:span></text:p>
      <text:list xml:id="list3547159483" text:style-name="L31">
        <text:list-item>
          <text:p text:style-name="P219">setTimeout?</text:p>
        </text:list-item>
        <text:list-item>
          <text:p text:style-name="P219">setInterval?</text:p>
        </text:list-item>
        <text:list-item>
          <text:p text:style-name="P244"><text:span text:style-name="T106">setI</text:span><text:span text:style-name="T118">m</text:span><text:span text:style-name="T106">midiate? </text:span></text:p>
        </text:list-item>
        <text:list-item>
          <text:p text:style-name="P219">nextTick?</text:p>
        </text:list-item>
        <text:list-item>
          <text:p text:style-name="P220">where we can use it?</text:p>
        </text:list-item>
      </text:list>
      <text:p text:style-name="P159"><text:span text:style-name="T124">→ </text:span><text:span text:style-name="T125">how much memory can we get for each cluster?</text:span></text:p>
      <text:p text:style-name="P164">→ <text:span text:style-name="T1">worker thread / child-process</text:span></text:p>
      <text:p text:style-name="P164"><text:tab/>* we must move specific function to the child-process and kill it when everything will be done</text:p>
      <text:p text:style-name="P126"><text:s/>NETWORKS </text:p>
      <text:p text:style-name="P166"><text:span text:style-name="Emphasis"><text:span text:style-name="T161">→ </text:span></text:span><text:span text:style-name="Emphasis"><text:span text:style-name="T162">ACID</text:span></text:span><text:span text:style-name="Emphasis"><text:span text:style-name="T163">?</text:span></text:span></text:p>
      <text:p text:style-name="P166"><text:span text:style-name="Emphasis"><text:span text:style-name="T163">→</text:span></text:span><text:span text:style-name="Emphasis"><text:span text:style-name="T164"> HTTP || HTTPS?</text:span></text:span></text:p>
      <text:p text:style-name="P166"><text:span text:style-name="Emphasis"><text:span text:style-name="T164">→ DNS?</text:span></text:span></text:p>
      <text:p text:style-name="P123"><text:s/>GraphQL </text:p>
      <text:p text:style-name="P89"><text:span text:style-name="T17">→ </text:span><text:span text:style-name="T273">cons and pros</text:span><text:span text:style-name="T18">?</text:span></text:p>
      <text:p text:style-name="P60">→ <text:span text:style-name="T235">how does it work under the hood?</text:span></text:p>
      <text:p text:style-name="P60"><text:tab/>* <text:span text:style-name="T236">just syntax sugar for the simple HTTP-methods (POST, GET, PUT etc.)</text:span></text:p>
      <text:p text:style-name="P61">→ <text:span text:style-name="T236">main methods used in GraphQL?</text:span></text:p>
      <text:p text:style-name="P61"><text:tab/>* <text:span text:style-name="T237">query &amp; mutation</text:span></text:p>
      <text:p text:style-name="P122"><text:s/><text:span text:style-name="T264">Sockets</text:span> </text:p>
      <text:p text:style-name="P142"><text:span text:style-name="T17">→ </text:span><text:span text:style-name="T31">What are the ‘</text:span><text:span text:style-name="T32">s</text:span><text:span text:style-name="T31">ockets’</text:span><text:span text:style-name="T18">?</text:span></text:p>
      <text:p text:style-name="P143"><text:span text:style-name="T17">→ </text:span><text:span text:style-name="T32">How to implement ‘sockets’</text:span><text:span text:style-name="T18">?</text:span></text:p>
      <text:p text:style-name="P88"><text:span text:style-name="T17">→ </text:span><text:span text:style-name="T31">how to scale sockets on </text:span><text:span text:style-name="T32">back-end </text:span><text:span text:style-name="T31">production</text:span><text:span text:style-name="T18">?</text:span></text:p>
      <text:p text:style-name="P89"><text:span text:style-name="T17">→ </text:span><text:span text:style-name="T273">cons and pros</text:span><text:span text:style-name="T18">?</text:span></text:p>
      <text:p text:style-name="P33"><text:span text:style-name="T46">--------------------------------------- </text:span><text:span text:style-name="T48">Data Bases </text:span><text:span text:style-name="T46">-------------------------------------</text:span></text:p>
      <text:p text:style-name="P12">→ <text:span text:style-name="T184">what’s database better to choose? Why?</text:span></text:p>
      <text:p text:style-name="P12">→ <text:span text:style-name="T195">difference between SQL and NoSQL databases?</text:span></text:p>
      <text:p text:style-name="P125"><text:s/>SQL </text:p>
      <text:p text:style-name="P6">→ <text:span text:style-name="T227">what is transactions?</text:span></text:p>
      <text:list xml:id="list2995410119" text:style-name="L32">
        <text:list-item>
          <text:p text:style-name="P213">different levels of isolation? (read/write etc.)</text:p>
        </text:list-item>
        <text:list-item>
          <text:p text:style-name="P255">methods for working with transactions?</text:p>
        </text:list-item>
      </text:list>
      <text:p text:style-name="P165"><text:span text:style-name="T17">→ </text:span><text:span text:style-name="T253">optimizations</text:span><text:span text:style-name="T40">:</text:span></text:p>
      <text:list xml:id="list657054976" text:style-name="L33">
        <text:list-item>
          <text:p text:style-name="P245">‘partitioning’?</text:p>
        </text:list-item>
        <text:list-item>
          <text:p text:style-name="P256"><text:span text:style-name="T42">‘</text:span><text:span text:style-name="T43">sharding</text:span><text:span text:style-name="T42">’?</text:span></text:p>
        </text:list-item>
        <text:list-item>
          <text:p text:style-name="P256"><text:span text:style-name="T43">‘replication’</text:span><text:span text:style-name="T42">?</text:span></text:p>
        </text:list-item>
      </text:list>
      <text:p text:style-name="P48">→ <text:span text:style-name="T15">operator ‘have’ ?</text:span></text:p>
      <text:p text:style-name="P11">→ <text:span text:style-name="T194">what is the command do we need to use for investigating of SQL query?</text:span></text:p>
      <text:p text:style-name="P11">→ <text:span text:style-name="T15">types of ‘</text:span><text:span text:style-name="T17">constrains’(primary key, unique key, …?)</text:span></text:p>
      <text:p text:style-name="P56">→ <text:span text:style-name="T204">how to migrate from ‘clean queries’ to ‘’?</text:span></text:p>
      <text:p text:style-name="P56">→ <text:span text:style-name="T205">difference between MySQL and PostgreSQL?</text:span></text:p>
      <text:p text:style-name="P45"><text:span text:style-name="T9"><text:s/></text:span><text:span text:style-name="T12">Elastic Search</text:span><text:span text:style-name="T9"> </text:span></text:p>
      <text:p text:style-name="P75">→ <text:span text:style-name="T275">how is it possible to improve db performance?</text:span></text:p>
      <text:p text:style-name="P74">→ <text:span text:style-name="T275">could such technology works with SQL db?</text:span></text:p>
      <text:p text:style-name="P40"><text:span text:style-name="T9"><text:s/></text:span><text:span text:style-name="T10">No SQL</text:span><text:span text:style-name="T9"> </text:span></text:p>
      <text:p text:style-name="P13">→ <text:span text:style-name="T186">is transactions exist in NoSQL database?</text:span></text:p>
      <text:list xml:id="list3802937757" text:style-name="L34">
        <text:list-item>
          <text:p text:style-name="P257">How to use transactions in MongoDB?</text:p>
        </text:list-item>
      </text:list>
      <text:p text:style-name="P13">→ <text:span text:style-name="T196">how to create JOIN in MongoDB?</text:span></text:p>
      <text:p text:style-name="P16"><text:soft-page-break/>→ <text:span text:style-name="T196">what is the difference in usage of clean MongoDB API and Mongoose?</text:span></text:p>
      <text:p text:style-name="P59">→ <text:span text:style-name="T212">what is includes in ObjectId of MongoDB?</text:span></text:p>
      <text:p text:style-name="P59"><text:tab/>* <text:span text:style-name="T213">timestamp</text:span></text:p>
      <text:p text:style-name="P59">→ <text:span text:style-name="T230">what is the reason to use ‘mongoose’?</text:span></text:p>
      <text:p text:style-name="P59"><text:tab/>* <text:span text:style-name="T231">schema-less etc.</text:span></text:p>
      <text:p text:style-name="P41"><text:span text:style-name="T9"><text:s/></text:span><text:span text:style-name="T11">GraphDB</text:span><text:span text:style-name="T9"> </text:span></text:p>
      <text:p text:style-name="P9">→ <text:span text:style-name="T192">what is it?</text:span></text:p>
      <text:p text:style-name="P9">→ <text:span text:style-name="T192">how to work with Graph database?</text:span></text:p>
      <text:p text:style-name="P39">→ <text:span text:style-name="T192">what is the </text:span><text:span text:style-name="T76">cons and pros</text:span><text:span text:style-name="T192"> of using such database?</text:span></text:p>
      <text:p text:style-name="P104"><text:span text:style-name="T13"><text:s/></text:span><text:span text:style-name="T14">Redis</text:span><text:span text:style-name="T13"> </text:span></text:p>
      <text:p text:style-name="P7">→ <text:span text:style-name="T183">how to work with Redis?</text:span></text:p>
      <text:p text:style-name="P54">→ <text:span text:style-name="T232">timestamp in Redis?</text:span></text:p>
      <text:p text:style-name="P111"><text:span text:style-name="T51">--------------------------------------- </text:span><text:span text:style-name="T52">Front End</text:span><text:span text:style-name="T53"> </text:span><text:span text:style-name="T51">--------------------------------------</text:span></text:p>
      <text:p text:style-name="P102"><text:s/>Front-end </text:p>
      <text:p text:style-name="P51">→ <text:span text:style-name="T142">difference between Observable and Promise</text:span></text:p>
      <text:p text:style-name="P79">→ <text:span text:style-name="T216">what is ‘DOM’</text:span></text:p>
      <text:p text:style-name="P154"><text:span text:style-name="T75">→ </text:span><text:span text:style-name="Strong_20_Emphasis"><text:span text:style-name="T150">localStorage </text:span></text:span><text:span text:style-name="Strong_20_Emphasis"><text:span text:style-name="T151">||</text:span></text:span><text:span text:style-name="Strong_20_Emphasis"><text:span text:style-name="T150"> cookie </text:span></text:span><text:span text:style-name="Strong_20_Emphasis"><text:span text:style-name="T151">||</text:span></text:span><text:span text:style-name="Strong_20_Emphasis"><text:span text:style-name="T150"> sessionStorage</text:span></text:span></text:p>
      <text:p text:style-name="P154"><text:span text:style-name="Strong_20_Emphasis"><text:span text:style-name="T150">→</text:span></text:span><text:span text:style-name="Strong_20_Emphasis"><text:span text:style-name="T152"> why do we use ‘doctype’</text:span></text:span></text:p>
      <text:p text:style-name="P154"><text:span text:style-name="Strong_20_Emphasis"><text:span text:style-name="T152">→</text:span></text:span><text:span text:style-name="Strong_20_Emphasis"><text:span text:style-name="T153"> structure blocks in HTML</text:span></text:span></text:p>
      <text:p text:style-name="P154"><text:span text:style-name="Strong_20_Emphasis"><text:span text:style-name="T153">→</text:span></text:span><text:span text:style-name="Strong_20_Emphasis"><text:span text:style-name="T154"> 4 ways to decrease time of loading the page</text:span></text:span></text:p>
      <text:p text:style-name="P154"><text:span text:style-name="Strong_20_Emphasis"><text:span text:style-name="T154">→ </text:span></text:span><text:span text:style-name="Strong_20_Emphasis"><text:span text:style-name="T155">why do we use attribute ‘data-’</text:span></text:span></text:p>
      <text:p text:style-name="P156"><text:span text:style-name="Strong_20_Emphasis"><text:span text:style-name="T156">→ </text:span></text:span><text:span text:style-name="Strong_20_Emphasis"><text:span text:style-name="T157">event bubbling</text:span></text:span></text:p>
      <text:p text:style-name="P156"><text:span text:style-name="Strong_20_Emphasis"><text:span text:style-name="T156">→ </text:span></text:span><text:span text:style-name="Strong_20_Emphasis"><text:span text:style-name="T157">event capturing</text:span></text:span></text:p>
      <text:p text:style-name="P155"><text:span text:style-name="Strong_20_Emphasis"><text:span text:style-name="T156">→ </text:span></text:span><text:span text:style-name="Strong_20_Emphasis"><text:span text:style-name="T158">layout || drawing || compositing</text:span></text:span></text:p>
      <text:p text:style-name="P158"><text:span text:style-name="Strong_20_Emphasis"><text:span text:style-name="T158">→</text:span></text:span><text:span text:style-name="Strong_20_Emphasis"><text:span text:style-name="T159"> </text:span></text:span><text:span text:style-name="Strong_20_Emphasis"><text:span text:style-name="T160">Chrome Application:</text:span></text:span></text:p>
      <text:list xml:id="list3452002806" text:style-name="L35">
        <text:list-item>
          <text:p text:style-name="P258"><text:span text:style-name="Strong_20_Emphasis"><text:span text:style-name="T160">difference between: LocalStorage, Cookies, SessionStorage</text:span></text:span></text:p>
        </text:list-item>
        <text:list-item>
          <text:p text:style-name="P258"><text:span text:style-name="Strong_20_Emphasis"><text:span text:style-name="T160">what is IndexedDB?</text:span></text:span></text:p>
        </text:list-item>
        <text:list-item>
          <text:p text:style-name="P258"><text:span text:style-name="Strong_20_Emphasis"><text:span text:style-name="T160">what is Cache Storage?</text:span></text:span></text:p>
        </text:list-item>
        <text:list-item>
          <text:p text:style-name="P258"><text:span text:style-name="Strong_20_Emphasis"><text:span text:style-name="T160">what is Application Cache?</text:span></text:span></text:p>
        </text:list-item>
        <text:list-item>
          <text:p text:style-name="P258"><text:span text:style-name="Strong_20_Emphasis"><text:span text:style-name="T160">what is Web SQL?</text:span></text:span></text:p>
        </text:list-item>
      </text:list>
      <text:p text:style-name="P158"><text:span text:style-name="Strong_20_Emphasis"><text:span text:style-name="T156">→ stopPropagation?</text:span></text:span></text:p>
      <text:p text:style-name="P101"><text:s/>React.js </text:p>
      <text:p text:style-name="P95"><text:span text:style-name="T16">→ </text:span><text:span text:style-name="T29">react </text:span><text:span text:style-name="T19">lifecycle?</text:span></text:p>
      <text:list xml:id="list642313656" text:style-name="L36">
        <text:list-item>
          <text:p text:style-name="P177">lifecycle method for catching and handling errors?</text:p>
        </text:list-item>
      </text:list>
      <text:p text:style-name="P84">→ pure function?</text:p>
      <text:p text:style-name="P94"><text:span text:style-name="T22">→ </text:span><text:span text:style-name="T23">difference between client-side rendering and back-side rendering?</text:span></text:p>
      <text:list xml:id="list765616343" text:style-name="L37">
        <text:list-item>
          <text:p text:style-name="P178">how back-side rendering works?</text:p>
        </text:list-item>
      </text:list>
      <text:p text:style-name="P94"><text:span text:style-name="T22">→ </text:span><text:span text:style-name="T24">react hooks:</text:span></text:p>
      <text:list xml:id="list2183036828" text:style-name="L38">
        <text:list-item>
          <text:p text:style-name="P179">how <text:span text:style-name="T266">do we need that</text:span>?</text:p>
        </text:list-item>
        <text:list-item>
          <text:p text:style-name="P180">most popular hooks?</text:p>
        </text:list-item>
      </text:list>
      <text:p text:style-name="P78">→ <text:span text:style-name="T216">what is ‘virtual DOM’</text:span></text:p>
      <text:p text:style-name="P80">→ <text:span text:style-name="T218">what setState() does?</text:span></text:p>
      <text:p text:style-name="P81">→ <text:span text:style-name="T219">what is the implementation when we want to use some 3</text:span><text:span text:style-name="T220">rd</text:span><text:span text:style-name="T219"> part library inside of React?</text:span></text:p>
      <text:p text:style-name="P81">→<text:span text:style-name="T279"> how to share data between ‘child’ and ‘parent’ (* props, context, events, Redux store)</text:span></text:p>
      <text:p text:style-name="P49">→<text:span text:style-name="T280"> why do we need to use OPTIONS request before main request to the server?</text:span></text:p>
      <text:p text:style-name="P91"><text:span text:style-name="T178"><text:s/>Redux</text:span><text:span text:style-name="T179"> </text:span></text:p>
      <text:p text:style-name="P92"><text:span text:style-name="T17">→ </text:span><text:span text:style-name="T18">Is Redux sync or async?</text:span></text:p>
      <text:p text:style-name="P90"><text:span text:style-name="T178"><text:s/></text:span><text:span text:style-name="T182">Next.js</text:span><text:span text:style-name="T179"> </text:span></text:p>
      <text:p text:style-name="P93"><text:span text:style-name="T17">→ </text:span><text:span text:style-name="T41">SSR (server side rendering)</text:span><text:span text:style-name="T18">?</text:span></text:p>
      <text:p text:style-name="P93"><text:span text:style-name="T18">→</text:span><text:span text:style-name="T41"> </text:span></text:p>
      <text:p text:style-name="P105"><text:span text:style-name="T180"><text:s/></text:span><text:span text:style-name="T181">Vue</text:span><text:span text:style-name="T180"> </text:span></text:p>
      <text:p text:style-name="P77">→ </text:p>
      <text:p text:style-name="P98"><text:soft-page-break/><text:s/><text:span text:style-name="T209">Vuex</text:span> </text:p>
      <text:p text:style-name="P77">→ </text:p>
      <text:p text:style-name="P99"><text:s/><text:span text:style-name="T210">Angular 2+</text:span> </text:p>
      <text:p text:style-name="P86"><text:span text:style-name="T17">→ </text:span><text:span text:style-name="T28">Angular Zone?</text:span></text:p>
      <text:p text:style-name="P100"><text:s/>Webpack <text:s/>+ <text:s/>Babel </text:p>
      <text:p text:style-name="P85"><text:span text:style-name="T17">→ </text:span><text:span text:style-name="T30">w</text:span><text:span text:style-name="T20">hat do they do?</text:span></text:p>
      <text:p text:style-name="P66">→ <text:span text:style-name="T260">h</text:span>ow do they work?</text:p>
      <text:p text:style-name="P67">→ <text:span text:style-name="T260">h</text:span>ow <text:span text:style-name="T187">to configure the webpack</text:span>?</text:p>
      <text:p text:style-name="P63">→ <text:span text:style-name="T260">how does it work?</text:span></text:p>
      <text:p text:style-name="P62">→<text:span text:style-name="T259"> how such feature helpful?</text:span></text:p>
      <text:p text:style-name="P114"><text:span text:style-name="T54">----------------------------------------- </text:span><text:span text:style-name="T58">Mobile</text:span><text:span text:style-name="T56"> </text:span><text:span text:style-name="T54">----------------------------------------</text:span></text:p>
      <text:p text:style-name="P103"><text:s/><text:span text:style-name="T207">React Native</text:span> </text:p>
      <text:p text:style-name="P58">→ </text:p>
      <text:p text:style-name="P103"><text:s/><text:span text:style-name="T208">Ionic</text:span> </text:p>
      <text:p text:style-name="P58">→ </text:p>
      <text:p text:style-name="P112"><text:span text:style-name="T54">---------------------------------------- </text:span><text:span text:style-name="T55">Unit Tests</text:span><text:span text:style-name="T56"> </text:span><text:span text:style-name="T54">-------------------------------------</text:span></text:p>
      <text:p text:style-name="P14">→ <text:span text:style-name="T198">what frameworks do you use?</text:span></text:p>
      <text:p text:style-name="P14"><text:span text:style-name="T46">---------------------------------------- </text:span><text:span text:style-name="T47">DevOps</text:span><text:span text:style-name="T46"> ----------------------------------------</text:span></text:p>
      <text:p text:style-name="P129"><text:span text:style-name="T169"><text:s/></text:span><text:span text:style-name="T172">Git</text:span><text:span text:style-name="T170"> </text:span></text:p>
      <text:p text:style-name="P52">→ <text:span text:style-name="T188">what is better to use ‘git merge’ or ‘git rebase’?</text:span></text:p>
      <text:p text:style-name="P127"><text:span text:style-name="T174"><text:s/></text:span><text:span text:style-name="T177">AWS</text:span><text:span text:style-name="T176"> </text:span></text:p>
      <text:p text:style-name="P52">→ </text:p>
      <text:p text:style-name="P127"><text:span text:style-name="T174"><text:s/></text:span><text:span text:style-name="T177">CI/CD</text:span><text:span text:style-name="T176"> </text:span></text:p>
      <text:p text:style-name="P52">→ </text:p>
      <text:p text:style-name="P128"><text:span text:style-name="T174"><text:s/></text:span><text:span text:style-name="T175">Docker</text:span><text:span text:style-name="T176"> </text:span></text:p>
      <text:p text:style-name="P53">→ </text:p>
      <text:p text:style-name="P97">------------------------------------- Architecture -------------------------------------</text:p>
      <text:p text:style-name="P117">→ SOLID (S-? O-? L-? I-? D-?)</text:p>
      <text:p text:style-name="P117">→ <text:span text:style-name="T144">Design Patterns</text:span></text:p>
      <text:list xml:id="list724140579" text:style-name="L39">
        <text:list-item>
          <text:p text:style-name="P259"><text:span text:style-name="T63">Observable, </text:span><text:span text:style-name="T64">Singleton</text:span><text:span text:style-name="T63">, Decorator, Factory, </text:span><text:span text:style-name="T65">F</text:span><text:span text:style-name="T63">acade, Strategy, Repository, Adapter, </text:span><text:span text:style-name="T65">Reactor</text:span><text:span text:style-name="T63"> </text:span><text:span text:style-name="T65">etc.</text:span></text:p>
        </text:list-item>
      </text:list>
      <text:p text:style-name="P118">→ microservices?</text:p>
      <text:list xml:id="list767941060" text:style-name="L40">
        <text:list-item>
          <text:p text:style-name="P260"><text:span text:style-name="T76">cons and pros</text:span><text:span text:style-name="T60"> </text:span><text:span text:style-name="T61">of microservices?</text:span></text:p>
        </text:list-item>
        <text:list-item>
          <text:p text:style-name="P181">how microservices work?</text:p>
        </text:list-item>
        <text:list-item>
          <text:p text:style-name="P261"><text:span text:style-name="T61">how to create microservices by with </text:span><text:span text:style-name="T69">gRPC / protobuf</text:span><text:span text:style-name="T70">?</text:span></text:p>
        </text:list-item>
        <text:list-item>
          <text:p text:style-name="P182">to what level we should create “microservices”?</text:p>
        </text:list-item>
        <text:list-item>
          <text:p text:style-name="P182">why criteria do you use for splitting “microservices”?</text:p>
        </text:list-item>
      </text:list>
      <text:p text:style-name="P119">→ <text:span text:style-name="T2">REST</text:span></text:p>
      <text:p text:style-name="P119">→<text:span text:style-name="T277"> HTTP</text:span></text:p>
      <text:p text:style-name="P162"><text:span text:style-name="T59">→ </text:span><text:span text:style-name="T68">GRASP</text:span></text:p>
      <text:p text:style-name="P50">→ <text:span text:style-name="T141">Composite Reuse</text:span></text:p>
      <text:p text:style-name="P50">→ <text:span text:style-name="T141">DI (dependency injection)</text:span></text:p>
      <text:p text:style-name="P50">→ <text:span text:style-name="T141">IOC Container</text:span></text:p>
      <text:p text:style-name="P8">→ <text:span text:style-name="T189">best practices of “Architecture Design”?</text:span></text:p>
      <text:p text:style-name="P8">→<text:span text:style-name="T278"> DNS?</text:span></text:p>
      <text:p text:style-name="P17"><text:span text:style-name="T46">-------------------------------</text:span><text:span text:style-name="T3"> </text:span><text:span text:style-name="T8">Programming Theory</text:span><text:span text:style-name="T3"> </text:span><text:span text:style-name="T46">-------------------------------</text:span></text:p>
      <text:p text:style-name="P3">→ <text:span text:style-name="T190">mutability/immutability</text:span></text:p>
      <text:p text:style-name="P8">→ <text:span text:style-name="T189">best practices of “Clean Code”? (dad Martin)</text:span></text:p>
      <text:p text:style-name="P20">→ <text:span text:style-name="T226">DRY? KISS?</text:span></text:p>
      <text:p text:style-name="P8">→ <text:span text:style-name="T189">algorithm complexity (big ‘O’)?</text:span></text:p>
      <text:list xml:id="list2590523607" text:style-name="L41">
        <text:list-item>
          <text:p text:style-name="P262">how to calculate that? (give an examples)</text:p>
        </text:list-item>
      </text:list>
      <text:p text:style-name="P14"><text:soft-page-break/>→ <text:span text:style-name="T214">difference between Extensions (prototype extensions VS simple extensions)</text:span></text:p>
      <text:p text:style-name="P18">→ <text:span text:style-name="T217">what is functional programming?</text:span></text:p>
      <text:list xml:id="list4238226770" text:style-name="L42">
        <text:list-item>
          <text:p text:style-name="P263">What do you prefer: OOP or functional programming?</text:p>
        </text:list-item>
      </text:list>
      <text:p text:style-name="P42"><text:span text:style-name="T3"><text:s/></text:span><text:span text:style-name="T6">Process</text:span><text:span text:style-name="T3"> </text:span></text:p>
      <text:p text:style-name="P65"><text:span text:style-name="T167">→ What methodology did you use (Scrum/Kanban/Scrumban)</text:span>? <text:span text:style-name="T199">What each of them means?</text:span></text:p>
      <text:p text:style-name="P68">→ Why do you need Scrum-master?</text:p>
      <text:p text:style-name="P68">→ Who is owner of the product (in Ukraine)? :)</text:p>
      <text:p text:style-name="P43"><text:span text:style-name="T3"><text:s/></text:span><text:span text:style-name="T7">Team Lead</text:span><text:span text:style-name="T3"> </text:span></text:p>
      <text:p text:style-name="P73">→ <text:span text:style-name="T233">How to handle situation when developer work with bad quality?</text:span></text:p>
      <text:p text:style-name="P82"><text:tab/>* decomposition of the task, to do less plan – to the 70%, controlling of the tasks</text:p>
      <text:p text:style-name="P43"><text:span text:style-name="T3"><text:s/></text:span><text:span text:style-name="T7">Tech Lead</text:span><text:span text:style-name="T3"> </text:span></text:p>
      <text:p text:style-name="P72">→ Who is tech-lead? What does he do?</text:p>
      <text:p text:style-name="P83"><text:tab/>* senior developer, gives suggestions to the developers about better implementation</text:p>
      <text:p text:style-name="P43"><text:span text:style-name="T3"><text:s/></text:span><text:span text:style-name="T5">PORTFOLIO</text:span><text:span text:style-name="T3"> </text:span></text:p>
      <text:p text:style-name="P64"><text:span text:style-name="T167">→ </text:span>Your best challenge? Why do you proud of it?</text:p>
      <text:p text:style-name="P64"><text:span text:style-name="T167">→ </text:span>Show project that you want to show the most?</text:p>
      <text:p text:style-name="P44"><text:span text:style-name="T3"><text:s/></text:span><text:span text:style-name="T4">EXTRA</text:span><text:span text:style-name="T3"> </text:span></text:p>
      <text:p text:style-name="P76"><text:span text:style-name="T167">→ What is “</text:span>click-house” ? <text:span text:style-name="T143">How to work with “click-house” ?</text:span></text:p>
      <text:p text:style-name="P76"><text:span text:style-name="T167">→ What is “</text:span><text:span text:style-name="T202">gRPC / protobuf</text:span>”?</text:p>
      <text:p text:style-name="P69">→ <text:span text:style-name="T215">How to work with RabbitMQ?</text:span></text:p>
      <text:p text:style-name="P69">→ <text:span text:style-name="T215">How to work with Sockets?</text:span></text:p>
      <text:list xml:id="list533240902" text:style-name="L43">
        <text:list-item>
          <text:p text:style-name="P172">cons and pros</text:p>
        </text:list-item>
      </text:list>
      <text:p text:style-name="P70">→ <text:span text:style-name="T229">SQS, SNS</text:span></text:p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08:11:00.363351328</meta:creation-date>
    <dc:date>2020-06-16T20:35:56.798000000</dc:date>
    <meta:editing-duration>P7DT20H41M52S</meta:editing-duration>
    <meta:editing-cycles>434</meta:editing-cycles>
    <meta:generator>LibreOffice/6.4.4.2$Windows_X86_64 LibreOffice_project/3d775be2011f3886db32dfd395a6a6d1ca2630ff</meta:generator>
    <meta:document-statistic meta:table-count="0" meta:image-count="0" meta:object-count="0" meta:page-count="7" meta:paragraph-count="341" meta:word-count="1862" meta:character-count="10721" meta:non-whitespace-character-count="9209"/>
  </office:meta>
</office:document-meta>
</file>